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4pt" officeooo:rsid="0015c3e8" officeooo:paragraph-rsid="0015c3e8" style:font-size-asian="12.25pt" style:font-size-complex="14pt"/>
    </style:style>
    <style:style style:name="P2" style:family="paragraph" style:parent-style-name="Preformatted_20_Text">
      <style:paragraph-properties fo:text-align="start" style:justify-single-word="false"/>
      <style:text-properties fo:font-size="14pt" officeooo:rsid="003caab0" officeooo:paragraph-rsid="003caab0" style:font-size-asian="12.25pt" style:font-size-complex="14pt"/>
    </style:style>
    <style:style style:name="P3" style:family="paragraph" style:parent-style-name="Preformatted_20_Text">
      <style:paragraph-properties fo:text-align="start" style:justify-single-word="false"/>
      <style:text-properties fo:font-size="14pt" officeooo:rsid="003caab0" officeooo:paragraph-rsid="004cb1a4" style:font-size-asian="12.25pt" style:font-size-complex="14pt"/>
    </style:style>
    <style:style style:name="P4" style:family="paragraph" style:parent-style-name="Preformatted_20_Text">
      <style:paragraph-properties fo:text-align="center" style:justify-single-word="false"/>
      <style:text-properties fo:font-size="24pt" officeooo:rsid="000fc298" officeooo:paragraph-rsid="000fc298" style:font-size-asian="21pt" style:font-size-complex="24pt"/>
    </style:style>
    <style:style style:name="P5" style:family="paragraph" style:parent-style-name="Preformatted_20_Text">
      <style:paragraph-properties fo:text-align="start" style:justify-single-word="false"/>
      <style:text-properties fo:font-size="16pt" officeooo:rsid="0011200d" officeooo:paragraph-rsid="0011200d" style:font-size-asian="14pt" style:font-size-complex="16pt"/>
    </style:style>
    <style:style style:name="P6" style:family="paragraph" style:parent-style-name="Preformatted_20_Text">
      <style:paragraph-properties fo:text-align="start" style:justify-single-word="false"/>
      <style:text-properties fo:font-size="16pt" officeooo:rsid="0011200d" officeooo:paragraph-rsid="0015c3e8" style:font-size-asian="14pt" style:font-size-complex="16pt"/>
    </style:style>
    <style:style style:name="P7" style:family="paragraph" style:parent-style-name="Preformatted_20_Text">
      <style:paragraph-properties fo:text-align="start" style:justify-single-word="false"/>
      <style:text-properties fo:font-size="16pt" officeooo:rsid="0011200d" officeooo:paragraph-rsid="002744ca" style:font-size-asian="14pt" style:font-size-complex="16pt"/>
    </style:style>
    <style:style style:name="P8" style:family="paragraph" style:parent-style-name="Preformatted_20_Text">
      <style:paragraph-properties fo:text-align="start" style:justify-single-word="false"/>
      <style:text-properties fo:font-size="16pt" officeooo:rsid="0015c3e8" officeooo:paragraph-rsid="0015c3e8" style:font-size-asian="14pt" style:font-size-complex="16pt"/>
    </style:style>
    <style:style style:name="P9" style:family="paragraph" style:parent-style-name="Preformatted_20_Text">
      <style:paragraph-properties fo:text-align="start" style:justify-single-word="false"/>
      <style:text-properties fo:font-size="16pt" officeooo:rsid="003863d4" officeooo:paragraph-rsid="003863d4" style:font-size-asian="14pt" style:font-size-complex="16pt"/>
    </style:style>
    <style:style style:name="P10" style:family="paragraph" style:parent-style-name="Preformatted_20_Text">
      <style:paragraph-properties fo:text-align="start" style:justify-single-word="false"/>
      <style:text-properties fo:font-size="12pt" officeooo:rsid="0011200d" officeooo:paragraph-rsid="0011200d" style:font-size-asian="12pt" style:font-size-complex="12pt"/>
    </style:style>
    <style:style style:name="P11" style:family="paragraph" style:parent-style-name="Preformatted_20_Text">
      <style:paragraph-properties fo:text-align="start" style:justify-single-word="false"/>
      <style:text-properties fo:font-size="12pt" officeooo:rsid="001797e0" officeooo:paragraph-rsid="0021828a" style:font-size-asian="12pt" style:font-size-complex="12pt"/>
    </style:style>
    <style:style style:name="P12" style:family="paragraph" style:parent-style-name="Preformatted_20_Text">
      <style:paragraph-properties fo:text-align="start" style:justify-single-word="false"/>
      <style:text-properties fo:font-size="12pt" officeooo:rsid="002744ca" officeooo:paragraph-rsid="002744ca" style:font-size-asian="12pt" style:font-size-complex="12pt"/>
    </style:style>
    <style:style style:name="P13" style:family="paragraph" style:parent-style-name="Preformatted_20_Text">
      <style:paragraph-properties fo:text-align="start" style:justify-single-word="false"/>
      <style:text-properties fo:font-size="12pt" officeooo:rsid="002c4217" officeooo:paragraph-rsid="002c4217" style:font-size-asian="12pt" style:font-size-complex="12pt"/>
    </style:style>
    <style:style style:name="P14" style:family="paragraph" style:parent-style-name="Preformatted_20_Text">
      <style:paragraph-properties fo:text-align="start" style:justify-single-word="false"/>
      <style:text-properties fo:font-size="12pt" officeooo:rsid="002e8637" officeooo:paragraph-rsid="002e8637" style:font-size-asian="12pt" style:font-size-complex="12pt"/>
    </style:style>
    <style:style style:name="P15" style:family="paragraph" style:parent-style-name="Preformatted_20_Text">
      <style:paragraph-properties fo:text-align="start" style:justify-single-word="false"/>
      <style:text-properties fo:font-size="12pt" officeooo:rsid="00313c12" officeooo:paragraph-rsid="0035de90" style:font-size-asian="12pt" style:font-size-complex="12pt"/>
    </style:style>
    <style:style style:name="P16" style:family="paragraph" style:parent-style-name="Preformatted_20_Text">
      <style:paragraph-properties fo:text-align="start" style:justify-single-word="false"/>
      <style:text-properties fo:font-size="12pt" officeooo:rsid="004d0356" officeooo:paragraph-rsid="004f1e22" style:font-size-asian="12pt" style:font-size-complex="12pt"/>
    </style:style>
    <style:style style:name="P17" style:family="paragraph" style:parent-style-name="Preformatted_20_Text">
      <style:paragraph-properties fo:text-align="start" style:justify-single-word="false"/>
      <style:text-properties fo:font-variant="normal" fo:text-transform="none" fo:color="#212121" style:font-name="Liberation Mono" fo:font-size="12pt" fo:letter-spacing="normal" fo:font-style="normal" fo:font-weight="normal" officeooo:rsid="0013ae2b" officeooo:paragraph-rsid="0011200d" style:font-name-asian="Courier New" style:font-size-asian="12pt" style:font-name-complex="Liberation Mono" style:font-size-complex="12pt"/>
    </style:style>
    <style:style style:name="P18" style:family="paragraph" style:parent-style-name="Preformatted_20_Text">
      <style:paragraph-properties fo:text-align="start" style:justify-single-word="false"/>
      <style:text-properties fo:font-variant="normal" fo:text-transform="none" fo:color="#212121" style:font-name="Liberation Mono" fo:font-size="12pt" fo:letter-spacing="normal" fo:font-style="normal" fo:font-weight="normal" officeooo:rsid="002744ca" officeooo:paragraph-rsid="0021828a" style:font-name-asian="Courier New" style:font-size-asian="12pt" style:font-name-complex="Liberation Mono" style:font-size-complex="12pt"/>
    </style:style>
    <style:style style:name="P19" style:family="paragraph" style:parent-style-name="Preformatted_20_Text">
      <style:paragraph-properties fo:text-align="start" style:justify-single-word="false"/>
      <style:text-properties fo:font-variant="normal" fo:text-transform="none" fo:color="#212121" style:font-name="Liberation Mono" fo:font-size="12pt" fo:letter-spacing="normal" fo:font-style="normal" fo:font-weight="normal" officeooo:rsid="0036d3b6" officeooo:paragraph-rsid="0035de90" style:font-name-asian="Courier New" style:font-size-asian="12pt" style:font-name-complex="Liberation Mono" style:font-size-complex="12pt"/>
    </style:style>
    <style:style style:name="P20" style:family="paragraph" style:parent-style-name="Preformatted_20_Text">
      <style:paragraph-properties fo:text-align="start" style:justify-single-word="false"/>
      <style:text-properties fo:font-variant="normal" fo:text-transform="none" fo:color="#212121" style:font-name="Liberation Mono" fo:font-size="16pt" fo:letter-spacing="normal" fo:font-style="normal" fo:font-weight="normal" officeooo:rsid="003863d4" officeooo:paragraph-rsid="003863d4" style:font-name-asian="Courier New" style:font-size-asian="14pt" style:font-name-complex="Liberation Mono" style:font-size-complex="16pt"/>
    </style:style>
    <style:style style:name="P21" style:family="paragraph" style:parent-style-name="Preformatted_20_Text">
      <style:paragraph-properties fo:text-align="start" style:justify-single-word="false"/>
      <style:text-properties fo:font-variant="normal" fo:text-transform="none" fo:color="#212121" style:font-name="Liberation Mono" fo:font-size="14pt" fo:letter-spacing="normal" fo:font-style="normal" fo:font-weight="normal" officeooo:rsid="0036d3b6" officeooo:paragraph-rsid="004cb1a4" style:font-name-asian="Courier New" style:font-size-asian="12.25pt" style:font-name-complex="Liberation Mono" style:font-size-complex="14pt"/>
    </style:style>
    <style:style style:name="P22" style:family="paragraph" style:parent-style-name="Preformatted_20_Text">
      <style:paragraph-properties fo:text-align="start" style:justify-single-word="false"/>
      <style:text-properties fo:font-variant="normal" fo:text-transform="none" fo:color="#212121" style:font-name="Liberation Mono" fo:font-size="14pt" fo:letter-spacing="normal" fo:font-style="normal" fo:font-weight="normal" officeooo:rsid="004badce" officeooo:paragraph-rsid="004cb1a4" style:font-name-asian="Courier New" style:font-size-asian="12.25pt" style:font-name-complex="Liberation Mono" style:font-size-complex="14pt"/>
    </style:style>
    <style:style style:name="P23" style:family="paragraph" style:parent-style-name="Preformatted_20_Text">
      <style:paragraph-properties fo:text-align="start" style:justify-single-word="false"/>
      <style:text-properties fo:font-variant="normal" fo:text-transform="none" fo:color="#212121" style:font-name="Liberation Mono" fo:font-size="14pt" fo:letter-spacing="normal" fo:font-style="normal" fo:font-weight="normal" officeooo:rsid="004badce" officeooo:paragraph-rsid="004badce" style:font-name-asian="Courier New" style:font-size-asian="12.25pt" style:font-name-complex="Liberation Mono" style:font-size-complex="14pt"/>
    </style:style>
    <style:style style:name="P24" style:family="paragraph" style:parent-style-name="Preformatted_20_Text">
      <style:paragraph-properties fo:text-align="start" style:justify-single-word="false"/>
      <style:text-properties fo:font-variant="normal" fo:text-transform="none" fo:color="#212121" style:font-name="Liberation Mono" fo:font-size="14pt" fo:letter-spacing="normal" fo:font-style="normal" fo:font-weight="normal" officeooo:rsid="009fdeff" officeooo:paragraph-rsid="009fdeff" style:font-name-asian="Courier New" style:font-size-asian="12.25pt" style:font-name-complex="Liberation Mono" style:font-size-complex="14pt"/>
    </style:style>
    <style:style style:name="P25" style:family="paragraph" style:parent-style-name="Preformatted_20_Text" style:list-style-name="L1">
      <style:paragraph-properties fo:text-align="start" style:justify-single-word="false"/>
      <style:text-properties fo:font-size="12pt" officeooo:rsid="003863d4" officeooo:paragraph-rsid="003863d4" style:font-size-asian="12pt" style:font-size-complex="12pt"/>
    </style:style>
    <style:style style:name="P26" style:family="paragraph" style:parent-style-name="Preformatted_20_Text" style:list-style-name="L1">
      <style:paragraph-properties fo:text-align="start" style:justify-single-word="false"/>
      <style:text-properties fo:font-size="12pt" officeooo:rsid="003a41b4" officeooo:paragraph-rsid="003a41b4" style:font-size-asian="12pt" style:font-size-complex="12pt"/>
    </style:style>
    <style:style style:name="P27" style:family="paragraph" style:parent-style-name="Preformatted_20_Text" style:list-style-name="L1">
      <style:paragraph-properties fo:text-align="start" style:justify-single-word="false"/>
      <style:text-properties fo:font-size="12pt" officeooo:rsid="0040371c" officeooo:paragraph-rsid="0040371c" style:font-size-asian="12pt" style:font-size-complex="12pt"/>
    </style:style>
    <style:style style:name="P28" style:family="paragraph" style:parent-style-name="Preformatted_20_Text" style:list-style-name="L1">
      <style:paragraph-properties fo:text-align="start" style:justify-single-word="false"/>
      <style:text-properties fo:font-size="12pt" officeooo:rsid="0041ecc6" officeooo:paragraph-rsid="0041ecc6" style:font-size-asian="12pt" style:font-size-complex="12pt"/>
    </style:style>
    <style:style style:name="P29" style:family="paragraph" style:parent-style-name="Preformatted_20_Text" style:list-style-name="L1">
      <style:paragraph-properties fo:text-align="start" style:justify-single-word="false"/>
      <style:text-properties fo:font-size="12pt" officeooo:rsid="003dc026" officeooo:paragraph-rsid="003dc026" style:font-size-asian="12pt" style:font-size-complex="12pt"/>
    </style:style>
    <style:style style:name="P30" style:family="paragraph" style:parent-style-name="Preformatted_20_Text" style:list-style-name="L1">
      <style:paragraph-properties fo:text-align="start" style:justify-single-word="false"/>
      <style:text-properties fo:font-size="12pt" officeooo:rsid="003e5970" officeooo:paragraph-rsid="003e5970" style:font-size-asian="12pt" style:font-size-complex="12pt"/>
    </style:style>
    <style:style style:name="P31" style:family="paragraph" style:parent-style-name="Preformatted_20_Text" style:list-style-name="L1">
      <style:paragraph-properties fo:text-align="start" style:justify-single-word="false"/>
      <style:text-properties fo:font-size="12pt" officeooo:rsid="004552b4" officeooo:paragraph-rsid="004552b4" style:font-size-asian="12pt" style:font-size-complex="12pt"/>
    </style:style>
    <style:style style:name="P32" style:family="paragraph" style:parent-style-name="Preformatted_20_Text" style:list-style-name="L1">
      <style:paragraph-properties fo:text-align="start" style:justify-single-word="false"/>
      <style:text-properties fo:font-size="12pt" officeooo:rsid="00490af2" officeooo:paragraph-rsid="00490af2" style:font-size-asian="12pt" style:font-size-complex="12pt"/>
    </style:style>
    <style:style style:name="P33" style:family="paragraph" style:parent-style-name="Preformatted_20_Text" style:list-style-name="L1">
      <style:paragraph-properties fo:text-align="start" style:justify-single-word="false"/>
      <style:text-properties fo:font-size="12pt" officeooo:rsid="00492c65" officeooo:paragraph-rsid="00492c65" style:font-size-asian="12pt" style:font-size-complex="12pt"/>
    </style:style>
    <style:style style:name="P34" style:family="paragraph" style:parent-style-name="Preformatted_20_Text" style:list-style-name="L1">
      <style:paragraph-properties fo:text-align="start" style:justify-single-word="false"/>
      <style:text-properties fo:font-variant="normal" fo:text-transform="none" fo:color="#212121" style:font-name="Liberation Mono" fo:font-size="12pt" fo:letter-spacing="normal" fo:font-style="normal" fo:font-weight="normal" officeooo:rsid="003863d4" officeooo:paragraph-rsid="003863d4" style:font-name-asian="Courier New" style:font-size-asian="12pt" style:font-name-complex="Liberation Mono" style:font-size-complex="12pt"/>
    </style:style>
    <style:style style:name="P35" style:family="paragraph" style:parent-style-name="Preformatted_20_Text" style:list-style-name="L1">
      <style:paragraph-properties fo:text-align="start" style:justify-single-word="false"/>
      <style:text-properties fo:font-variant="normal" fo:text-transform="none" fo:color="#212121" style:font-name="Liberation Mono" fo:font-size="12pt" fo:letter-spacing="normal" fo:font-style="normal" fo:font-weight="normal" officeooo:rsid="003b844a" officeooo:paragraph-rsid="003b844a" style:font-name-asian="Courier New" style:font-size-asian="12pt" style:font-name-complex="Liberation Mono" style:font-size-complex="12pt"/>
    </style:style>
    <style:style style:name="P36" style:family="paragraph" style:parent-style-name="Preformatted_20_Text" style:list-style-name="L1">
      <style:paragraph-properties fo:text-align="start" style:justify-single-word="false"/>
      <style:text-properties fo:font-variant="normal" fo:text-transform="none" fo:color="#212121" style:font-name="Liberation Mono" fo:font-size="12pt" fo:letter-spacing="normal" fo:font-style="normal" fo:font-weight="normal" officeooo:rsid="003dc026" officeooo:paragraph-rsid="003dc026" style:font-name-asian="Courier New" style:font-size-asian="12pt" style:font-name-complex="Liberation Mono" style:font-size-complex="12pt"/>
    </style:style>
    <style:style style:name="P37" style:family="paragraph" style:parent-style-name="Preformatted_20_Text" style:list-style-name="L1">
      <style:paragraph-properties fo:text-align="start" style:justify-single-word="false"/>
      <style:text-properties fo:font-variant="normal" fo:text-transform="none" fo:color="#212121" style:font-name="Liberation Mono" fo:font-size="12pt" fo:letter-spacing="normal" fo:font-style="normal" fo:font-weight="normal" officeooo:rsid="003caab0" officeooo:paragraph-rsid="003caab0" style:font-name-asian="Courier New" style:font-size-asian="12pt" style:font-name-complex="Liberation Mono" style:font-size-complex="12pt"/>
    </style:style>
    <style:style style:name="P38" style:family="paragraph" style:parent-style-name="Preformatted_20_Text">
      <style:paragraph-properties fo:text-align="start" style:justify-single-word="false"/>
      <style:text-properties fo:font-variant="normal" fo:text-transform="none" fo:color="#212121" style:font-name="Liberation Mono" fo:font-size="12pt" fo:letter-spacing="normal" fo:font-style="normal" fo:font-weight="normal" officeooo:rsid="009e5196" officeooo:paragraph-rsid="009a94fd" style:font-name-asian="Courier New" style:font-size-asian="10.5pt" style:font-name-complex="Liberation Mono" style:font-size-complex="12pt"/>
    </style:style>
    <style:style style:name="P39" style:family="paragraph" style:parent-style-name="Preformatted_20_Text" style:list-style-name="L3">
      <style:paragraph-properties fo:text-align="start" style:justify-single-word="false"/>
      <style:text-properties fo:font-variant="normal" fo:text-transform="none" fo:color="#212121" style:font-name="Liberation Mono" fo:font-size="14pt" fo:letter-spacing="normal" fo:font-style="normal" fo:font-weight="normal" officeooo:rsid="009fdeff" officeooo:paragraph-rsid="009fdeff" style:font-name-asian="Courier New" style:font-size-asian="12.25pt" style:font-name-complex="Liberation Mono" style:font-size-complex="14pt"/>
    </style:style>
    <style:style style:name="P40" style:family="paragraph" style:parent-style-name="Preformatted_20_Text" style:list-style-name="L3">
      <style:paragraph-properties fo:text-align="start" style:justify-single-word="false"/>
      <style:text-properties fo:font-variant="normal" fo:text-transform="none" fo:color="#212121" style:font-name="Liberation Mono" fo:font-size="14pt" fo:letter-spacing="normal" fo:font-style="normal" fo:font-weight="normal" officeooo:rsid="00a111ab" officeooo:paragraph-rsid="00a111ab" style:font-name-asian="Courier New" style:font-size-asian="12.25pt" style:font-name-complex="Liberation Mono" style:font-size-complex="14pt"/>
    </style:style>
    <style:style style:name="P41" style:family="paragraph" style:parent-style-name="Preformatted_20_Text" style:list-style-name="L2">
      <style:paragraph-properties fo:text-align="start" style:justify-single-word="false"/>
      <style:text-properties officeooo:paragraph-rsid="005075a3"/>
    </style:style>
    <style:style style:name="P42" style:family="paragraph" style:parent-style-name="Preformatted_20_Text" style:list-style-name="L2">
      <style:paragraph-properties fo:text-align="start" style:justify-single-word="false"/>
      <style:text-properties officeooo:rsid="00520891" officeooo:paragraph-rsid="00520891"/>
    </style:style>
    <style:style style:name="P43" style:family="paragraph" style:parent-style-name="Preformatted_20_Text" style:list-style-name="L2">
      <style:paragraph-properties fo:text-align="start" style:justify-single-word="false"/>
      <style:text-properties officeooo:rsid="00577488" officeooo:paragraph-rsid="00577488"/>
    </style:style>
    <style:style style:name="P44" style:family="paragraph" style:parent-style-name="Preformatted_20_Text" style:list-style-name="L2">
      <style:paragraph-properties fo:text-align="start" style:justify-single-word="false"/>
      <style:text-properties officeooo:rsid="005a9827" officeooo:paragraph-rsid="005a9827"/>
    </style:style>
    <style:style style:name="P45" style:family="paragraph" style:parent-style-name="Preformatted_20_Text" style:list-style-name="L2">
      <style:paragraph-properties fo:text-align="start" style:justify-single-word="false"/>
      <style:text-properties officeooo:rsid="005d8920" officeooo:paragraph-rsid="00615d15"/>
    </style:style>
    <style:style style:name="P46" style:family="paragraph" style:parent-style-name="Preformatted_20_Text" style:list-style-name="L2">
      <style:paragraph-properties fo:text-align="start" style:justify-single-word="false"/>
      <style:text-properties officeooo:rsid="00634691" officeooo:paragraph-rsid="0068a379"/>
    </style:style>
    <style:style style:name="P47" style:family="paragraph" style:parent-style-name="Preformatted_20_Text" style:list-style-name="L2">
      <style:paragraph-properties fo:text-align="start" style:justify-single-word="false"/>
      <style:text-properties officeooo:rsid="00698a19" officeooo:paragraph-rsid="00698a19"/>
    </style:style>
    <style:style style:name="P48" style:family="paragraph" style:parent-style-name="Preformatted_20_Text" style:list-style-name="L2">
      <style:paragraph-properties fo:text-align="start" style:justify-single-word="false"/>
      <style:text-properties officeooo:rsid="006c2f74" officeooo:paragraph-rsid="006c2f74"/>
    </style:style>
    <style:style style:name="P49" style:family="paragraph" style:parent-style-name="Preformatted_20_Text" style:list-style-name="L2">
      <style:paragraph-properties fo:text-align="start" style:justify-single-word="false"/>
      <style:text-properties officeooo:rsid="0074409b" officeooo:paragraph-rsid="0074409b"/>
    </style:style>
    <style:style style:name="P50" style:family="paragraph" style:parent-style-name="Preformatted_20_Text" style:list-style-name="L2">
      <style:paragraph-properties fo:text-align="start" style:justify-single-word="false"/>
      <style:text-properties officeooo:rsid="007a5c78" officeooo:paragraph-rsid="007a5c78"/>
    </style:style>
    <style:style style:name="P51" style:family="paragraph" style:parent-style-name="Preformatted_20_Text" style:list-style-name="L2">
      <style:paragraph-properties fo:text-align="start" style:justify-single-word="false"/>
      <style:text-properties officeooo:rsid="0086ac45" officeooo:paragraph-rsid="0086ac45"/>
    </style:style>
    <style:style style:name="P52" style:family="paragraph" style:parent-style-name="Preformatted_20_Text" style:list-style-name="L2">
      <style:paragraph-properties fo:text-align="start" style:justify-single-word="false"/>
      <style:text-properties officeooo:rsid="007e4a38" officeooo:paragraph-rsid="007e4a38"/>
    </style:style>
    <style:style style:name="P53" style:family="paragraph" style:parent-style-name="Preformatted_20_Text" style:list-style-name="L2">
      <style:paragraph-properties fo:text-align="start" style:justify-single-word="false"/>
      <style:text-properties officeooo:rsid="008cc7f0" officeooo:paragraph-rsid="008cc7f0"/>
    </style:style>
    <style:style style:name="P54" style:family="paragraph" style:parent-style-name="Preformatted_20_Text" style:list-style-name="L2">
      <style:paragraph-properties fo:text-align="start" style:justify-single-word="false"/>
      <style:text-properties officeooo:rsid="0094e644" officeooo:paragraph-rsid="0094e644"/>
    </style:style>
    <style:style style:name="P55" style:family="paragraph" style:parent-style-name="Preformatted_20_Text" style:list-style-name="L2">
      <style:paragraph-properties fo:text-align="start" style:justify-single-word="false"/>
      <style:text-properties officeooo:rsid="009a94fd" officeooo:paragraph-rsid="009a94fd"/>
    </style:style>
    <style:style style:name="T1" style:family="text">
      <style:text-properties officeooo:rsid="001202ba"/>
    </style:style>
    <style:style style:name="T2" style:family="text">
      <style:text-properties fo:font-variant="normal" fo:text-transform="none" fo:color="#212121" style:font-name="Liberation Mono" fo:letter-spacing="normal" fo:font-style="normal" fo:font-weight="normal" style:font-name-asian="Courier New" style:font-name-complex="Liberation Mono"/>
    </style:style>
    <style:style style:name="T3" style:family="text">
      <style:text-properties fo:font-variant="normal" fo:text-transform="none" fo:color="#212121" style:font-name="Liberation Mono" fo:letter-spacing="normal" fo:font-style="normal" fo:font-weight="normal" officeooo:rsid="001202ba" style:font-name-asian="Courier New" style:font-name-complex="Liberation Mono"/>
    </style:style>
    <style:style style:name="T4" style:family="text">
      <style:text-properties fo:font-variant="normal" fo:text-transform="none" fo:color="#212121" style:font-name="Liberation Mono" fo:letter-spacing="normal" fo:font-style="normal" fo:font-weight="normal" officeooo:rsid="0013ae2b" style:font-name-asian="Courier New" style:font-name-complex="Liberation Mono"/>
    </style:style>
    <style:style style:name="T5" style:family="text">
      <style:text-properties fo:font-variant="normal" fo:text-transform="none" fo:color="#212121" style:font-name="Liberation Mono" fo:letter-spacing="normal" fo:font-style="normal" fo:font-weight="normal" officeooo:rsid="0019695e" style:font-name-asian="Courier New" style:font-name-complex="Liberation Mono"/>
    </style:style>
    <style:style style:name="T6" style:family="text">
      <style:text-properties fo:font-variant="normal" fo:text-transform="none" fo:color="#212121" style:font-name="Liberation Mono" fo:letter-spacing="normal" fo:font-style="normal" fo:font-weight="normal" officeooo:rsid="001a2d25" style:font-name-asian="Courier New" style:font-name-complex="Liberation Mono"/>
    </style:style>
    <style:style style:name="T7" style:family="text">
      <style:text-properties fo:font-variant="normal" fo:text-transform="none" fo:color="#212121" style:font-name="Liberation Mono" fo:letter-spacing="normal" fo:font-style="normal" fo:font-weight="normal" officeooo:rsid="001d4323" style:font-name-asian="Courier New" style:font-name-complex="Liberation Mono"/>
    </style:style>
    <style:style style:name="T8" style:family="text">
      <style:text-properties fo:font-variant="normal" fo:text-transform="none" fo:color="#212121" style:font-name="Liberation Mono" fo:letter-spacing="normal" fo:font-style="normal" fo:font-weight="normal" officeooo:rsid="001ec624" style:font-name-asian="Courier New" style:font-name-complex="Liberation Mono"/>
    </style:style>
    <style:style style:name="T9" style:family="text">
      <style:text-properties fo:font-variant="normal" fo:text-transform="none" fo:color="#212121" style:font-name="Liberation Mono" fo:letter-spacing="normal" fo:font-style="normal" fo:font-weight="normal" officeooo:rsid="00208fd4" style:font-name-asian="Courier New" style:font-name-complex="Liberation Mono"/>
    </style:style>
    <style:style style:name="T10" style:family="text">
      <style:text-properties fo:font-variant="normal" fo:text-transform="none" fo:color="#212121" style:font-name="Liberation Mono" fo:letter-spacing="normal" fo:font-style="normal" fo:font-weight="normal" officeooo:rsid="0021828a" style:font-name-asian="Courier New" style:font-name-complex="Liberation Mono"/>
    </style:style>
    <style:style style:name="T11" style:family="text">
      <style:text-properties fo:font-variant="normal" fo:text-transform="none" fo:color="#212121" style:font-name="Liberation Mono" fo:letter-spacing="normal" fo:font-style="normal" fo:font-weight="normal" officeooo:rsid="00235805" style:font-name-asian="Courier New" style:font-name-complex="Liberation Mono"/>
    </style:style>
    <style:style style:name="T12" style:family="text">
      <style:text-properties fo:font-variant="normal" fo:text-transform="none" fo:color="#212121" style:font-name="Liberation Mono" fo:letter-spacing="normal" fo:font-style="normal" fo:font-weight="normal" officeooo:rsid="0023d1b3" style:font-name-asian="Courier New" style:font-name-complex="Liberation Mono"/>
    </style:style>
    <style:style style:name="T13" style:family="text">
      <style:text-properties fo:font-variant="normal" fo:text-transform="none" fo:color="#212121" style:font-name="Liberation Mono" fo:letter-spacing="normal" fo:font-style="normal" fo:font-weight="normal" officeooo:rsid="0025a9be" style:font-name-asian="Courier New" style:font-name-complex="Liberation Mono"/>
    </style:style>
    <style:style style:name="T14" style:family="text">
      <style:text-properties fo:font-variant="normal" fo:text-transform="none" fo:color="#212121" style:font-name="Liberation Mono" fo:letter-spacing="normal" fo:font-style="normal" fo:font-weight="normal" officeooo:rsid="002744ca" style:font-name-asian="Courier New" style:font-name-complex="Liberation Mono"/>
    </style:style>
    <style:style style:name="T15" style:family="text">
      <style:text-properties fo:font-variant="normal" fo:text-transform="none" fo:color="#212121" style:font-name="Liberation Mono" fo:letter-spacing="normal" fo:font-style="normal" fo:font-weight="normal" officeooo:rsid="00290e3a" style:font-name-asian="Courier New" style:font-name-complex="Liberation Mono"/>
    </style:style>
    <style:style style:name="T16" style:family="text">
      <style:text-properties fo:font-variant="normal" fo:text-transform="none" fo:color="#212121" style:font-name="Liberation Mono" fo:letter-spacing="normal" fo:font-style="normal" fo:font-weight="normal" officeooo:rsid="002953fb" style:font-name-asian="Courier New" style:font-name-complex="Liberation Mono"/>
    </style:style>
    <style:style style:name="T17" style:family="text">
      <style:text-properties fo:font-variant="normal" fo:text-transform="none" fo:color="#212121" style:font-name="Liberation Mono" fo:letter-spacing="normal" fo:font-style="normal" fo:font-weight="normal" officeooo:rsid="002b356d" style:font-name-asian="Courier New" style:font-name-complex="Liberation Mono"/>
    </style:style>
    <style:style style:name="T18" style:family="text">
      <style:text-properties fo:font-variant="normal" fo:text-transform="none" fo:color="#212121" style:font-name="Liberation Mono" fo:letter-spacing="normal" fo:font-style="normal" fo:font-weight="normal" officeooo:rsid="002c9637" style:font-name-asian="Courier New" style:font-name-complex="Liberation Mono"/>
    </style:style>
    <style:style style:name="T19" style:family="text">
      <style:text-properties fo:font-variant="normal" fo:text-transform="none" fo:color="#212121" style:font-name="Liberation Mono" fo:letter-spacing="normal" fo:font-style="normal" fo:font-weight="normal" officeooo:rsid="002e4c35" style:font-name-asian="Courier New" style:font-name-complex="Liberation Mono"/>
    </style:style>
    <style:style style:name="T20" style:family="text">
      <style:text-properties fo:font-variant="normal" fo:text-transform="none" fo:color="#212121" style:font-name="Liberation Mono" fo:letter-spacing="normal" fo:font-style="normal" fo:font-weight="normal" officeooo:rsid="002fbeac" style:font-name-asian="Courier New" style:font-name-complex="Liberation Mono"/>
    </style:style>
    <style:style style:name="T21" style:family="text">
      <style:text-properties fo:font-variant="normal" fo:text-transform="none" fo:color="#212121" style:font-name="Liberation Mono" fo:letter-spacing="normal" fo:font-style="normal" fo:font-weight="normal" officeooo:rsid="00313c12" style:font-name-asian="Courier New" style:font-name-complex="Liberation Mono"/>
    </style:style>
    <style:style style:name="T22" style:family="text">
      <style:text-properties fo:font-variant="normal" fo:text-transform="none" fo:color="#212121" style:font-name="Liberation Mono" fo:letter-spacing="normal" fo:font-style="normal" fo:font-weight="normal" officeooo:rsid="0032107d" style:font-name-asian="Courier New" style:font-name-complex="Liberation Mono"/>
    </style:style>
    <style:style style:name="T23" style:family="text">
      <style:text-properties fo:font-variant="normal" fo:text-transform="none" fo:color="#212121" style:font-name="Liberation Mono" fo:letter-spacing="normal" fo:font-style="normal" fo:font-weight="normal" officeooo:rsid="00323a5a" style:font-name-asian="Courier New" style:font-name-complex="Liberation Mono"/>
    </style:style>
    <style:style style:name="T24" style:family="text">
      <style:text-properties fo:font-variant="normal" fo:text-transform="none" fo:color="#212121" style:font-name="Liberation Mono" fo:letter-spacing="normal" fo:font-style="normal" fo:font-weight="normal" officeooo:rsid="00342215" style:font-name-asian="Courier New" style:font-name-complex="Liberation Mono"/>
    </style:style>
    <style:style style:name="T25" style:family="text">
      <style:text-properties fo:font-variant="normal" fo:text-transform="none" fo:color="#212121" style:font-name="Liberation Mono" fo:letter-spacing="normal" fo:font-style="normal" fo:font-weight="normal" officeooo:rsid="0035de90" style:font-name-asian="Courier New" style:font-name-complex="Liberation Mono"/>
    </style:style>
    <style:style style:name="T26" style:family="text">
      <style:text-properties fo:font-variant="normal" fo:text-transform="none" fo:color="#212121" style:font-name="Liberation Mono" fo:letter-spacing="normal" fo:font-style="normal" fo:font-weight="normal" officeooo:rsid="0036d3b6" style:font-name-asian="Courier New" style:font-name-complex="Liberation Mono"/>
    </style:style>
    <style:style style:name="T27" style:family="text">
      <style:text-properties fo:font-variant="normal" fo:text-transform="none" fo:color="#212121" style:font-name="Liberation Mono" fo:letter-spacing="normal" fo:font-style="normal" fo:font-weight="normal" officeooo:rsid="003b844a" style:font-name-asian="Courier New" style:font-name-complex="Liberation Mono"/>
    </style:style>
    <style:style style:name="T28" style:family="text">
      <style:text-properties fo:font-variant="normal" fo:text-transform="none" fo:color="#212121" style:font-name="Liberation Mono" fo:letter-spacing="normal" fo:font-style="normal" fo:font-weight="normal" officeooo:rsid="003e5970" style:font-name-asian="Courier New" style:font-name-complex="Liberation Mono"/>
    </style:style>
    <style:style style:name="T29" style:family="text">
      <style:text-properties fo:font-variant="normal" fo:text-transform="none" fo:color="#212121" style:font-name="Liberation Mono" fo:letter-spacing="normal" fo:font-style="normal" fo:font-weight="normal" officeooo:rsid="003ff9a4" style:font-name-asian="Courier New" style:font-name-complex="Liberation Mono"/>
    </style:style>
    <style:style style:name="T30" style:family="text">
      <style:text-properties fo:font-variant="normal" fo:text-transform="none" fo:color="#212121" style:font-name="Liberation Mono" fo:letter-spacing="normal" fo:font-style="normal" fo:font-weight="normal" officeooo:rsid="0040371c" style:font-name-asian="Courier New" style:font-name-complex="Liberation Mono"/>
    </style:style>
    <style:style style:name="T31" style:family="text">
      <style:text-properties fo:font-variant="normal" fo:text-transform="none" fo:color="#212121" style:font-name="Liberation Mono" fo:letter-spacing="normal" fo:font-style="normal" fo:font-weight="normal" officeooo:rsid="0041ecc6" style:font-name-asian="Courier New" style:font-name-complex="Liberation Mono"/>
    </style:style>
    <style:style style:name="T32" style:family="text">
      <style:text-properties fo:font-variant="normal" fo:text-transform="none" fo:color="#212121" style:font-name="Liberation Mono" fo:letter-spacing="normal" fo:font-style="normal" fo:font-weight="normal" officeooo:rsid="0043c555" style:font-name-asian="Courier New" style:font-name-complex="Liberation Mono"/>
    </style:style>
    <style:style style:name="T33" style:family="text">
      <style:text-properties fo:font-variant="normal" fo:text-transform="none" fo:color="#212121" style:font-name="Liberation Mono" fo:letter-spacing="normal" fo:font-style="normal" fo:font-weight="normal" officeooo:rsid="00471b1a" style:font-name-asian="Courier New" style:font-name-complex="Liberation Mono"/>
    </style:style>
    <style:style style:name="T34" style:family="text">
      <style:text-properties fo:font-variant="normal" fo:text-transform="none" fo:color="#212121" style:font-name="Liberation Mono" fo:letter-spacing="normal" fo:font-style="normal" fo:font-weight="normal" officeooo:rsid="0047db75" style:font-name-asian="Courier New" style:font-name-complex="Liberation Mono"/>
    </style:style>
    <style:style style:name="T35" style:family="text">
      <style:text-properties fo:font-variant="normal" fo:text-transform="none" fo:color="#212121" style:font-name="Liberation Mono" fo:letter-spacing="normal" fo:font-style="normal" fo:font-weight="normal" officeooo:rsid="00492c65" style:font-name-asian="Courier New" style:font-name-complex="Liberation Mono"/>
    </style:style>
    <style:style style:name="T36" style:family="text">
      <style:text-properties fo:font-variant="normal" fo:text-transform="none" fo:color="#212121" style:font-name="Liberation Mono" fo:letter-spacing="normal" fo:font-style="normal" fo:font-weight="normal" officeooo:rsid="004a3109" style:font-name-asian="Courier New" style:font-name-complex="Liberation Mono"/>
    </style:style>
    <style:style style:name="T37" style:family="text">
      <style:text-properties fo:font-variant="normal" fo:text-transform="none" fo:color="#212121" style:font-name="Liberation Mono" fo:letter-spacing="normal" fo:font-style="normal" fo:font-weight="normal" officeooo:rsid="004d8262" style:font-name-asian="Courier New" style:font-name-complex="Liberation Mono"/>
    </style:style>
    <style:style style:name="T38" style:family="text">
      <style:text-properties fo:font-variant="normal" fo:text-transform="none" fo:color="#212121" style:font-name="Liberation Mono" fo:letter-spacing="normal" fo:font-style="normal" fo:font-weight="normal" officeooo:rsid="004dc12b" style:font-name-asian="Courier New" style:font-name-complex="Liberation Mono"/>
    </style:style>
    <style:style style:name="T39" style:family="text">
      <style:text-properties fo:font-variant="normal" fo:text-transform="none" fo:color="#212121" style:font-name="Liberation Mono" fo:letter-spacing="normal" fo:font-style="normal" fo:font-weight="normal" officeooo:rsid="004f1e22" style:font-name-asian="Courier New" style:font-name-complex="Liberation Mono"/>
    </style:style>
    <style:style style:name="T40" style:family="text">
      <style:text-properties fo:font-variant="normal" fo:text-transform="none" fo:color="#212121" style:font-name="Liberation Mono" fo:font-size="16pt" fo:letter-spacing="normal" fo:font-style="normal" fo:font-weight="normal" officeooo:rsid="004badce" style:font-name-asian="Courier New" style:font-size-asian="16pt" style:font-name-complex="Liberation Mono" style:font-size-complex="16pt"/>
    </style:style>
    <style:style style:name="T41" style:family="text">
      <style:text-properties fo:font-variant="normal" fo:text-transform="none" fo:color="#212121" style:font-name="Liberation Mono" fo:font-size="16pt" fo:letter-spacing="normal" fo:font-style="normal" fo:font-weight="normal" officeooo:rsid="0036d3b6" style:font-name-asian="Courier New" style:font-size-asian="16pt" style:font-name-complex="Liberation Mono" style:font-size-complex="16pt"/>
    </style:style>
    <style:style style:name="T42" style:family="text">
      <style:text-properties fo:font-variant="normal" fo:text-transform="none" fo:color="#212121" style:font-name="Liberation Mono" fo:font-size="12pt" fo:letter-spacing="normal" fo:font-style="normal" fo:font-weight="normal" style:font-name-asian="Courier New" style:font-size-asian="10.5pt" style:font-name-complex="Liberation Mono" style:font-size-complex="12pt"/>
    </style:style>
    <style:style style:name="T43" style:family="text">
      <style:text-properties fo:font-variant="normal" fo:text-transform="none" fo:color="#212121" style:font-name="Liberation Mono" fo:font-size="12pt" fo:letter-spacing="normal" fo:font-style="normal" fo:font-weight="normal" officeooo:rsid="005075a3" style:font-name-asian="Courier New" style:font-size-asian="10.5pt" style:font-name-complex="Liberation Mono" style:font-size-complex="12pt"/>
    </style:style>
    <style:style style:name="T44" style:family="text">
      <style:text-properties fo:font-variant="normal" fo:text-transform="none" fo:color="#212121" style:font-name="Liberation Mono" fo:font-size="12pt" fo:letter-spacing="normal" fo:font-style="normal" fo:font-weight="normal" officeooo:rsid="00519749" style:font-name-asian="Courier New" style:font-size-asian="10.5pt" style:font-name-complex="Liberation Mono" style:font-size-complex="12pt"/>
    </style:style>
    <style:style style:name="T45" style:family="text">
      <style:text-properties fo:font-variant="normal" fo:text-transform="none" fo:color="#212121" style:font-name="Liberation Mono" fo:font-size="12pt" fo:letter-spacing="normal" fo:font-style="normal" fo:font-weight="normal" officeooo:rsid="0052b095" style:font-name-asian="Courier New" style:font-size-asian="10.5pt" style:font-name-complex="Liberation Mono" style:font-size-complex="12pt"/>
    </style:style>
    <style:style style:name="T46" style:family="text">
      <style:text-properties fo:font-variant="normal" fo:text-transform="none" fo:color="#212121" style:font-name="Liberation Mono" fo:font-size="12pt" fo:letter-spacing="normal" fo:font-style="normal" fo:font-weight="normal" officeooo:rsid="0053e948" style:font-name-asian="Courier New" style:font-size-asian="10.5pt" style:font-name-complex="Liberation Mono" style:font-size-complex="12pt"/>
    </style:style>
    <style:style style:name="T47" style:family="text">
      <style:text-properties fo:font-variant="normal" fo:text-transform="none" fo:color="#212121" style:font-name="Liberation Mono" fo:font-size="12pt" fo:letter-spacing="normal" fo:font-style="normal" fo:font-weight="normal" officeooo:rsid="00549358" style:font-name-asian="Courier New" style:font-size-asian="10.5pt" style:font-name-complex="Liberation Mono" style:font-size-complex="12pt"/>
    </style:style>
    <style:style style:name="T48" style:family="text">
      <style:text-properties fo:font-variant="normal" fo:text-transform="none" fo:color="#212121" style:font-name="Liberation Mono" fo:font-size="12pt" fo:letter-spacing="normal" fo:font-style="normal" fo:font-weight="normal" officeooo:rsid="00561c82" style:font-name-asian="Courier New" style:font-size-asian="10.5pt" style:font-name-complex="Liberation Mono" style:font-size-complex="12pt"/>
    </style:style>
    <style:style style:name="T49" style:family="text">
      <style:text-properties fo:font-variant="normal" fo:text-transform="none" fo:color="#212121" style:font-name="Liberation Mono" fo:font-size="12pt" fo:letter-spacing="normal" fo:font-style="normal" fo:font-weight="normal" officeooo:rsid="005938a8" style:font-name-asian="Courier New" style:font-size-asian="10.5pt" style:font-name-complex="Liberation Mono" style:font-size-complex="12pt"/>
    </style:style>
    <style:style style:name="T50" style:family="text">
      <style:text-properties fo:font-variant="normal" fo:text-transform="none" fo:color="#212121" style:font-name="Liberation Mono" fo:font-size="12pt" fo:letter-spacing="normal" fo:font-style="normal" fo:font-weight="normal" officeooo:rsid="005a9827" style:font-name-asian="Courier New" style:font-size-asian="10.5pt" style:font-name-complex="Liberation Mono" style:font-size-complex="12pt"/>
    </style:style>
    <style:style style:name="T51" style:family="text">
      <style:text-properties fo:font-variant="normal" fo:text-transform="none" fo:color="#212121" style:font-name="Liberation Mono" fo:font-size="12pt" fo:letter-spacing="normal" fo:font-style="normal" fo:font-weight="normal" officeooo:rsid="005a9fb1" style:font-name-asian="Courier New" style:font-size-asian="10.5pt" style:font-name-complex="Liberation Mono" style:font-size-complex="12pt"/>
    </style:style>
    <style:style style:name="T52" style:family="text">
      <style:text-properties fo:font-variant="normal" fo:text-transform="none" fo:color="#212121" style:font-name="Liberation Mono" fo:font-size="12pt" fo:letter-spacing="normal" fo:font-style="normal" fo:font-weight="normal" officeooo:rsid="005c4c0a" style:font-name-asian="Courier New" style:font-size-asian="10.5pt" style:font-name-complex="Liberation Mono" style:font-size-complex="12pt"/>
    </style:style>
    <style:style style:name="T53" style:family="text">
      <style:text-properties fo:font-variant="normal" fo:text-transform="none" fo:color="#212121" style:font-name="Liberation Mono" fo:font-size="12pt" fo:letter-spacing="normal" fo:font-style="normal" fo:font-weight="normal" officeooo:rsid="005cee31" style:font-name-asian="Courier New" style:font-size-asian="10.5pt" style:font-name-complex="Liberation Mono" style:font-size-complex="12pt"/>
    </style:style>
    <style:style style:name="T54" style:family="text">
      <style:text-properties fo:font-variant="normal" fo:text-transform="none" fo:color="#212121" style:font-name="Liberation Mono" fo:font-size="12pt" fo:letter-spacing="normal" fo:font-style="normal" fo:font-weight="normal" officeooo:rsid="005d10b6" style:font-name-asian="Courier New" style:font-size-asian="10.5pt" style:font-name-complex="Liberation Mono" style:font-size-complex="12pt"/>
    </style:style>
    <style:style style:name="T55" style:family="text">
      <style:text-properties fo:font-variant="normal" fo:text-transform="none" fo:color="#212121" style:font-name="Liberation Mono" fo:font-size="12pt" fo:letter-spacing="normal" fo:font-style="normal" fo:font-weight="normal" officeooo:rsid="005f721a" style:font-name-asian="Courier New" style:font-size-asian="10.5pt" style:font-name-complex="Liberation Mono" style:font-size-complex="12pt"/>
    </style:style>
    <style:style style:name="T56" style:family="text">
      <style:text-properties fo:font-variant="normal" fo:text-transform="none" fo:color="#212121" style:font-name="Liberation Mono" fo:font-size="12pt" fo:letter-spacing="normal" fo:font-style="normal" fo:font-weight="normal" officeooo:rsid="00615d15" style:font-name-asian="Courier New" style:font-size-asian="10.5pt" style:font-name-complex="Liberation Mono" style:font-size-complex="12pt"/>
    </style:style>
    <style:style style:name="T57" style:family="text">
      <style:text-properties fo:font-variant="normal" fo:text-transform="none" fo:color="#212121" style:font-name="Liberation Mono" fo:font-size="12pt" fo:letter-spacing="normal" fo:font-style="normal" fo:font-weight="normal" officeooo:rsid="0064a118" style:font-name-asian="Courier New" style:font-size-asian="10.5pt" style:font-name-complex="Liberation Mono" style:font-size-complex="12pt"/>
    </style:style>
    <style:style style:name="T58" style:family="text">
      <style:text-properties fo:font-variant="normal" fo:text-transform="none" fo:color="#212121" style:font-name="Liberation Mono" fo:font-size="12pt" fo:letter-spacing="normal" fo:font-style="normal" fo:font-weight="normal" officeooo:rsid="0065f342" style:font-name-asian="Courier New" style:font-size-asian="10.5pt" style:font-name-complex="Liberation Mono" style:font-size-complex="12pt"/>
    </style:style>
    <style:style style:name="T59" style:family="text">
      <style:text-properties fo:font-variant="normal" fo:text-transform="none" fo:color="#212121" style:font-name="Liberation Mono" fo:font-size="12pt" fo:letter-spacing="normal" fo:font-style="normal" fo:font-weight="normal" officeooo:rsid="00676a8a" style:font-name-asian="Courier New" style:font-size-asian="10.5pt" style:font-name-complex="Liberation Mono" style:font-size-complex="12pt"/>
    </style:style>
    <style:style style:name="T60" style:family="text">
      <style:text-properties fo:font-variant="normal" fo:text-transform="none" fo:color="#212121" style:font-name="Liberation Mono" fo:font-size="12pt" fo:letter-spacing="normal" fo:font-style="normal" fo:font-weight="normal" officeooo:rsid="0068a379" style:font-name-asian="Courier New" style:font-size-asian="10.5pt" style:font-name-complex="Liberation Mono" style:font-size-complex="12pt"/>
    </style:style>
    <style:style style:name="T61" style:family="text">
      <style:text-properties fo:font-variant="normal" fo:text-transform="none" fo:color="#212121" style:font-name="Liberation Mono" fo:font-size="12pt" fo:letter-spacing="normal" fo:font-style="normal" fo:font-weight="normal" officeooo:rsid="006986d2" style:font-name-asian="Courier New" style:font-size-asian="10.5pt" style:font-name-complex="Liberation Mono" style:font-size-complex="12pt"/>
    </style:style>
    <style:style style:name="T62" style:family="text">
      <style:text-properties fo:font-variant="normal" fo:text-transform="none" fo:color="#212121" style:font-name="Liberation Mono" fo:font-size="12pt" fo:letter-spacing="normal" fo:font-style="normal" fo:font-weight="normal" officeooo:rsid="0069aeee" style:font-name-asian="Courier New" style:font-size-asian="10.5pt" style:font-name-complex="Liberation Mono" style:font-size-complex="12pt"/>
    </style:style>
    <style:style style:name="T63" style:family="text">
      <style:text-properties fo:font-variant="normal" fo:text-transform="none" fo:color="#212121" style:font-name="Liberation Mono" fo:font-size="12pt" fo:letter-spacing="normal" fo:font-style="normal" fo:font-weight="normal" officeooo:rsid="006d9fde" style:font-name-asian="Courier New" style:font-size-asian="10.5pt" style:font-name-complex="Liberation Mono" style:font-size-complex="12pt"/>
    </style:style>
    <style:style style:name="T64" style:family="text">
      <style:text-properties fo:font-variant="normal" fo:text-transform="none" fo:color="#212121" style:font-name="Liberation Mono" fo:font-size="12pt" fo:letter-spacing="normal" fo:font-style="normal" fo:font-weight="normal" officeooo:rsid="006ea9f6" style:font-name-asian="Courier New" style:font-size-asian="10.5pt" style:font-name-complex="Liberation Mono" style:font-size-complex="12pt"/>
    </style:style>
    <style:style style:name="T65" style:family="text">
      <style:text-properties fo:font-variant="normal" fo:text-transform="none" fo:color="#212121" style:font-name="Liberation Mono" fo:font-size="12pt" fo:letter-spacing="normal" fo:font-style="normal" fo:font-weight="normal" officeooo:rsid="007107d1" style:font-name-asian="Courier New" style:font-size-asian="10.5pt" style:font-name-complex="Liberation Mono" style:font-size-complex="12pt"/>
    </style:style>
    <style:style style:name="T66" style:family="text">
      <style:text-properties fo:font-variant="normal" fo:text-transform="none" fo:color="#212121" style:font-name="Liberation Mono" fo:font-size="12pt" fo:letter-spacing="normal" fo:font-style="normal" fo:font-weight="normal" officeooo:rsid="007191ad" style:font-name-asian="Courier New" style:font-size-asian="10.5pt" style:font-name-complex="Liberation Mono" style:font-size-complex="12pt"/>
    </style:style>
    <style:style style:name="T67" style:family="text">
      <style:text-properties fo:font-variant="normal" fo:text-transform="none" fo:color="#212121" style:font-name="Liberation Mono" fo:font-size="12pt" fo:letter-spacing="normal" fo:font-style="normal" fo:font-weight="normal" officeooo:rsid="0072a8da" style:font-name-asian="Courier New" style:font-size-asian="10.5pt" style:font-name-complex="Liberation Mono" style:font-size-complex="12pt"/>
    </style:style>
    <style:style style:name="T68" style:family="text">
      <style:text-properties fo:font-variant="normal" fo:text-transform="none" fo:color="#212121" style:font-name="Liberation Mono" fo:font-size="12pt" fo:letter-spacing="normal" fo:font-style="normal" fo:font-weight="normal" officeooo:rsid="00732cd5" style:font-name-asian="Courier New" style:font-size-asian="10.5pt" style:font-name-complex="Liberation Mono" style:font-size-complex="12pt"/>
    </style:style>
    <style:style style:name="T69" style:family="text">
      <style:text-properties fo:font-variant="normal" fo:text-transform="none" fo:color="#212121" style:font-name="Liberation Mono" fo:font-size="12pt" fo:letter-spacing="normal" fo:font-style="normal" fo:font-weight="normal" officeooo:rsid="007576e2" style:font-name-asian="Courier New" style:font-size-asian="10.5pt" style:font-name-complex="Liberation Mono" style:font-size-complex="12pt"/>
    </style:style>
    <style:style style:name="T70" style:family="text">
      <style:text-properties fo:font-variant="normal" fo:text-transform="none" fo:color="#212121" style:font-name="Liberation Mono" fo:font-size="12pt" fo:letter-spacing="normal" fo:font-style="normal" fo:font-weight="normal" officeooo:rsid="0076c9cc" style:font-name-asian="Courier New" style:font-size-asian="10.5pt" style:font-name-complex="Liberation Mono" style:font-size-complex="12pt"/>
    </style:style>
    <style:style style:name="T71" style:family="text">
      <style:text-properties fo:font-variant="normal" fo:text-transform="none" fo:color="#212121" style:font-name="Liberation Mono" fo:font-size="12pt" fo:letter-spacing="normal" fo:font-style="normal" fo:font-weight="normal" officeooo:rsid="00770abe" style:font-name-asian="Courier New" style:font-size-asian="10.5pt" style:font-name-complex="Liberation Mono" style:font-size-complex="12pt"/>
    </style:style>
    <style:style style:name="T72" style:family="text">
      <style:text-properties fo:font-variant="normal" fo:text-transform="none" fo:color="#212121" style:font-name="Liberation Mono" fo:font-size="12pt" fo:letter-spacing="normal" fo:font-style="normal" fo:font-weight="normal" officeooo:rsid="007822e4" style:font-name-asian="Courier New" style:font-size-asian="10.5pt" style:font-name-complex="Liberation Mono" style:font-size-complex="12pt"/>
    </style:style>
    <style:style style:name="T73" style:family="text">
      <style:text-properties fo:font-variant="normal" fo:text-transform="none" fo:color="#212121" style:font-name="Liberation Mono" fo:font-size="12pt" fo:letter-spacing="normal" fo:font-style="normal" fo:font-weight="normal" officeooo:rsid="00789d56" style:font-name-asian="Courier New" style:font-size-asian="10.5pt" style:font-name-complex="Liberation Mono" style:font-size-complex="12pt"/>
    </style:style>
    <style:style style:name="T74" style:family="text">
      <style:text-properties fo:font-variant="normal" fo:text-transform="none" fo:color="#212121" style:font-name="Liberation Mono" fo:font-size="12pt" fo:letter-spacing="normal" fo:font-style="normal" fo:font-weight="normal" officeooo:rsid="00795ee9" style:font-name-asian="Courier New" style:font-size-asian="10.5pt" style:font-name-complex="Liberation Mono" style:font-size-complex="12pt"/>
    </style:style>
    <style:style style:name="T75" style:family="text">
      <style:text-properties fo:font-variant="normal" fo:text-transform="none" fo:color="#212121" style:font-name="Liberation Mono" fo:font-size="12pt" fo:letter-spacing="normal" fo:font-style="normal" fo:font-weight="normal" officeooo:rsid="007a4761" style:font-name-asian="Courier New" style:font-size-asian="10.5pt" style:font-name-complex="Liberation Mono" style:font-size-complex="12pt"/>
    </style:style>
    <style:style style:name="T76" style:family="text">
      <style:text-properties fo:font-variant="normal" fo:text-transform="none" fo:color="#212121" style:font-name="Liberation Mono" fo:font-size="12pt" fo:letter-spacing="normal" fo:font-style="normal" fo:font-weight="normal" officeooo:rsid="007a5c78" style:font-name-asian="Courier New" style:font-size-asian="10.5pt" style:font-name-complex="Liberation Mono" style:font-size-complex="12pt"/>
    </style:style>
    <style:style style:name="T77" style:family="text">
      <style:text-properties fo:font-variant="normal" fo:text-transform="none" fo:color="#212121" style:font-name="Liberation Mono" fo:font-size="12pt" fo:letter-spacing="normal" fo:font-style="normal" fo:font-weight="normal" officeooo:rsid="007b56c6" style:font-name-asian="Courier New" style:font-size-asian="10.5pt" style:font-name-complex="Liberation Mono" style:font-size-complex="12pt"/>
    </style:style>
    <style:style style:name="T78" style:family="text">
      <style:text-properties fo:font-variant="normal" fo:text-transform="none" fo:color="#212121" style:font-name="Liberation Mono" fo:font-size="12pt" fo:letter-spacing="normal" fo:font-style="normal" fo:font-weight="normal" officeooo:rsid="007ba016" style:font-name-asian="Courier New" style:font-size-asian="10.5pt" style:font-name-complex="Liberation Mono" style:font-size-complex="12pt"/>
    </style:style>
    <style:style style:name="T79" style:family="text">
      <style:text-properties fo:font-variant="normal" fo:text-transform="none" fo:color="#212121" style:font-name="Liberation Mono" fo:font-size="12pt" fo:letter-spacing="normal" fo:font-style="normal" fo:font-weight="normal" officeooo:rsid="007ffe3f" style:font-name-asian="Courier New" style:font-size-asian="10.5pt" style:font-name-complex="Liberation Mono" style:font-size-complex="12pt"/>
    </style:style>
    <style:style style:name="T80" style:family="text">
      <style:text-properties fo:font-variant="normal" fo:text-transform="none" fo:color="#212121" style:font-name="Liberation Mono" fo:font-size="12pt" fo:letter-spacing="normal" fo:font-style="normal" fo:font-weight="normal" officeooo:rsid="00803f41" style:font-name-asian="Courier New" style:font-size-asian="10.5pt" style:font-name-complex="Liberation Mono" style:font-size-complex="12pt"/>
    </style:style>
    <style:style style:name="T81" style:family="text">
      <style:text-properties fo:font-variant="normal" fo:text-transform="none" fo:color="#212121" style:font-name="Liberation Mono" fo:font-size="12pt" fo:letter-spacing="normal" fo:font-style="normal" fo:font-weight="normal" officeooo:rsid="00818a4e" style:font-name-asian="Courier New" style:font-size-asian="10.5pt" style:font-name-complex="Liberation Mono" style:font-size-complex="12pt"/>
    </style:style>
    <style:style style:name="T82" style:family="text">
      <style:text-properties fo:font-variant="normal" fo:text-transform="none" fo:color="#212121" style:font-name="Liberation Mono" fo:font-size="12pt" fo:letter-spacing="normal" fo:font-style="normal" fo:font-weight="normal" officeooo:rsid="00838751" style:font-name-asian="Courier New" style:font-size-asian="10.5pt" style:font-name-complex="Liberation Mono" style:font-size-complex="12pt"/>
    </style:style>
    <style:style style:name="T83" style:family="text">
      <style:text-properties fo:font-variant="normal" fo:text-transform="none" fo:color="#212121" style:font-name="Liberation Mono" fo:font-size="12pt" fo:letter-spacing="normal" fo:font-style="normal" fo:font-weight="normal" officeooo:rsid="0084070c" style:font-name-asian="Courier New" style:font-size-asian="10.5pt" style:font-name-complex="Liberation Mono" style:font-size-complex="12pt"/>
    </style:style>
    <style:style style:name="T84" style:family="text">
      <style:text-properties fo:font-variant="normal" fo:text-transform="none" fo:color="#212121" style:font-name="Liberation Mono" fo:font-size="12pt" fo:letter-spacing="normal" fo:font-style="normal" fo:font-weight="normal" officeooo:rsid="0084210f" style:font-name-asian="Courier New" style:font-size-asian="10.5pt" style:font-name-complex="Liberation Mono" style:font-size-complex="12pt"/>
    </style:style>
    <style:style style:name="T85" style:family="text">
      <style:text-properties fo:font-variant="normal" fo:text-transform="none" fo:color="#212121" style:font-name="Liberation Mono" fo:font-size="12pt" fo:letter-spacing="normal" fo:font-style="normal" fo:font-weight="normal" officeooo:rsid="00887331" style:font-name-asian="Courier New" style:font-size-asian="10.5pt" style:font-name-complex="Liberation Mono" style:font-size-complex="12pt"/>
    </style:style>
    <style:style style:name="T86" style:family="text">
      <style:text-properties fo:font-variant="normal" fo:text-transform="none" fo:color="#212121" style:font-name="Liberation Mono" fo:font-size="12pt" fo:letter-spacing="normal" fo:font-style="normal" fo:font-weight="normal" officeooo:rsid="0089963f" style:font-name-asian="Courier New" style:font-size-asian="10.5pt" style:font-name-complex="Liberation Mono" style:font-size-complex="12pt"/>
    </style:style>
    <style:style style:name="T87" style:family="text">
      <style:text-properties fo:font-variant="normal" fo:text-transform="none" fo:color="#212121" style:font-name="Liberation Mono" fo:font-size="12pt" fo:letter-spacing="normal" fo:font-style="normal" fo:font-weight="normal" officeooo:rsid="008b697c" style:font-name-asian="Courier New" style:font-size-asian="10.5pt" style:font-name-complex="Liberation Mono" style:font-size-complex="12pt"/>
    </style:style>
    <style:style style:name="T88" style:family="text">
      <style:text-properties fo:font-variant="normal" fo:text-transform="none" fo:color="#212121" style:font-name="Liberation Mono" fo:font-size="12pt" fo:letter-spacing="normal" fo:font-style="normal" fo:font-weight="normal" officeooo:rsid="008c3045" style:font-name-asian="Courier New" style:font-size-asian="10.5pt" style:font-name-complex="Liberation Mono" style:font-size-complex="12pt"/>
    </style:style>
    <style:style style:name="T89" style:family="text">
      <style:text-properties fo:font-variant="normal" fo:text-transform="none" fo:color="#212121" style:font-name="Liberation Mono" fo:font-size="12pt" fo:letter-spacing="normal" fo:font-style="normal" fo:font-weight="normal" officeooo:rsid="008d33c3" style:font-name-asian="Courier New" style:font-size-asian="10.5pt" style:font-name-complex="Liberation Mono" style:font-size-complex="12pt"/>
    </style:style>
    <style:style style:name="T90" style:family="text">
      <style:text-properties fo:font-variant="normal" fo:text-transform="none" fo:color="#212121" style:font-name="Liberation Mono" fo:font-size="12pt" fo:letter-spacing="normal" fo:font-style="normal" fo:font-weight="normal" officeooo:rsid="008ea55c" style:font-name-asian="Courier New" style:font-size-asian="10.5pt" style:font-name-complex="Liberation Mono" style:font-size-complex="12pt"/>
    </style:style>
    <style:style style:name="T91" style:family="text">
      <style:text-properties fo:font-variant="normal" fo:text-transform="none" fo:color="#212121" style:font-name="Liberation Mono" fo:font-size="12pt" fo:letter-spacing="normal" fo:font-style="normal" fo:font-weight="normal" officeooo:rsid="008fa7a5" style:font-name-asian="Courier New" style:font-size-asian="10.5pt" style:font-name-complex="Liberation Mono" style:font-size-complex="12pt"/>
    </style:style>
    <style:style style:name="T92" style:family="text">
      <style:text-properties fo:font-variant="normal" fo:text-transform="none" fo:color="#212121" style:font-name="Liberation Mono" fo:font-size="12pt" fo:letter-spacing="normal" fo:font-style="normal" fo:font-weight="normal" officeooo:rsid="00903869" style:font-name-asian="Courier New" style:font-size-asian="10.5pt" style:font-name-complex="Liberation Mono" style:font-size-complex="12pt"/>
    </style:style>
    <style:style style:name="T93" style:family="text">
      <style:text-properties fo:font-variant="normal" fo:text-transform="none" fo:color="#212121" style:font-name="Liberation Mono" fo:font-size="12pt" fo:letter-spacing="normal" fo:font-style="normal" fo:font-weight="normal" officeooo:rsid="009194bf" style:font-name-asian="Courier New" style:font-size-asian="10.5pt" style:font-name-complex="Liberation Mono" style:font-size-complex="12pt"/>
    </style:style>
    <style:style style:name="T94" style:family="text">
      <style:text-properties fo:font-variant="normal" fo:text-transform="none" fo:color="#212121" style:font-name="Liberation Mono" fo:font-size="12pt" fo:letter-spacing="normal" fo:font-style="normal" fo:font-weight="normal" officeooo:rsid="00934ed8" style:font-name-asian="Courier New" style:font-size-asian="10.5pt" style:font-name-complex="Liberation Mono" style:font-size-complex="12pt"/>
    </style:style>
    <style:style style:name="T95" style:family="text">
      <style:text-properties fo:font-variant="normal" fo:text-transform="none" fo:color="#212121" style:font-name="Liberation Mono" fo:font-size="12pt" fo:letter-spacing="normal" fo:font-style="normal" fo:font-weight="normal" officeooo:rsid="0094c558" style:font-name-asian="Courier New" style:font-size-asian="10.5pt" style:font-name-complex="Liberation Mono" style:font-size-complex="12pt"/>
    </style:style>
    <style:style style:name="T96" style:family="text">
      <style:text-properties fo:font-variant="normal" fo:text-transform="none" fo:color="#212121" style:font-name="Liberation Mono" fo:font-size="12pt" fo:letter-spacing="normal" fo:font-style="normal" fo:font-weight="normal" officeooo:rsid="0094e644" style:font-name-asian="Courier New" style:font-size-asian="10.5pt" style:font-name-complex="Liberation Mono" style:font-size-complex="12pt"/>
    </style:style>
    <style:style style:name="T97" style:family="text">
      <style:text-properties fo:font-variant="normal" fo:text-transform="none" fo:color="#212121" style:font-name="Liberation Mono" fo:font-size="12pt" fo:letter-spacing="normal" fo:font-style="normal" fo:font-weight="normal" officeooo:rsid="00964d27" style:font-name-asian="Courier New" style:font-size-asian="10.5pt" style:font-name-complex="Liberation Mono" style:font-size-complex="12pt"/>
    </style:style>
    <style:style style:name="T98" style:family="text">
      <style:text-properties fo:font-variant="normal" fo:text-transform="none" fo:color="#212121" style:font-name="Liberation Mono" fo:font-size="12pt" fo:letter-spacing="normal" fo:font-style="normal" fo:font-weight="normal" officeooo:rsid="0097915c" style:font-name-asian="Courier New" style:font-size-asian="10.5pt" style:font-name-complex="Liberation Mono" style:font-size-complex="12pt"/>
    </style:style>
    <style:style style:name="T99" style:family="text">
      <style:text-properties fo:font-variant="normal" fo:text-transform="none" fo:color="#212121" style:font-name="Liberation Mono" fo:font-size="12pt" fo:letter-spacing="normal" fo:font-style="normal" fo:font-weight="normal" officeooo:rsid="009924f6" style:font-name-asian="Courier New" style:font-size-asian="10.5pt" style:font-name-complex="Liberation Mono" style:font-size-complex="12pt"/>
    </style:style>
    <style:style style:name="T100" style:family="text">
      <style:text-properties fo:font-variant="normal" fo:text-transform="none" fo:color="#212121" style:font-name="Liberation Mono" fo:font-size="12pt" fo:letter-spacing="normal" fo:font-style="normal" fo:font-weight="normal" officeooo:rsid="009a94fd" style:font-name-asian="Courier New" style:font-size-asian="10.5pt" style:font-name-complex="Liberation Mono" style:font-size-complex="12pt"/>
    </style:style>
    <style:style style:name="T101" style:family="text">
      <style:text-properties fo:font-variant="normal" fo:text-transform="none" fo:color="#212121" style:font-name="Liberation Mono" fo:font-size="12pt" fo:letter-spacing="normal" fo:font-style="normal" fo:font-weight="normal" officeooo:rsid="009ad7c0" style:font-name-asian="Courier New" style:font-size-asian="10.5pt" style:font-name-complex="Liberation Mono" style:font-size-complex="12pt"/>
    </style:style>
    <style:style style:name="T102" style:family="text">
      <style:text-properties fo:font-variant="normal" fo:text-transform="none" fo:color="#212121" style:font-name="Liberation Mono" fo:font-size="12pt" fo:letter-spacing="normal" fo:font-style="normal" fo:font-weight="normal" officeooo:rsid="009cb359" style:font-name-asian="Courier New" style:font-size-asian="10.5pt" style:font-name-complex="Liberation Mono" style:font-size-complex="12pt"/>
    </style:style>
    <style:style style:name="T103" style:family="text">
      <style:text-properties fo:font-variant="normal" fo:text-transform="none" fo:color="#212121" style:font-name="Liberation Mono" fo:font-size="12pt" fo:letter-spacing="normal" fo:font-style="normal" fo:font-weight="normal" officeooo:rsid="009e5196" style:font-name-asian="Courier New" style:font-size-asian="10.5pt" style:font-name-complex="Liberation Mono" style:font-size-complex="12pt"/>
    </style:style>
    <style:style style:name="T104" style:family="text">
      <style:text-properties style:font-name="Liberation Mono" officeooo:rsid="001202ba" style:font-name-asian="Courier New" style:font-name-complex="Liberation Mono"/>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zione “Room Scheduler”</text:p>
      <text:p text:style-name="P4"/>
      <text:p text:style-name="P5">Introduzione</text:p>
      <text:p text:style-name="P5"/>
      <text:p text:style-name="P10">Il progetto <text:span text:style-name="T1">consiste nello </text:span><text:span text:style-name="T104">“</text:span><text:span text:style-name="T3">Sviluppo tool per prenotazione aule e risorse”. Il progetto è rivolto alle scuole/università ma </text:span><text:span text:style-name="T4">tecnicamente può essere usato anche d</text:span><text:span text:style-name="T3">a coloro che vogliono un sistema di prenotazione delle sale. </text:span><text:span text:style-name="T4">Ci sono tre tipologie di utenti: amministratori con potere assoluto, utenti registrati che possono prenotare l’aula e utenti non registrati che possono solamente visualizzare il calendario.</text:span></text:p>
      <text:p text:style-name="P17"/>
      <text:p text:style-name="P9"><text:span text:style-name="T4">O</text:span><text:span text:style-name="T2">biettivi</text:span></text:p>
      <text:p text:style-name="P20"/>
      <text:list xml:id="list3685328033" text:style-name="L1">
        <text:list-item>
          <text:p text:style-name="P25"><text:span text:style-name="T3">I</text:span><text:span text:style-name="T2">l progetto deve mostrare gli appuntamenti degli eventi</text:span></text:p>
        </text:list-item>
        <text:list-item>
          <text:p text:style-name="P34">Gli eventi si svolgono in aule</text:p>
        </text:list-item>
        <text:list-item>
          <text:p text:style-name="P34">Predisposizione lato server affinché le aule possano appartenere a un edificio</text:p>
        </text:list-item>
        <text:list-item>
          <text:p text:style-name="P34">Predisposizione per poter in futuro vincolare gli orari in cui si svolgono gli appuntamenti agli orari di apertura e chiusura di un edificio</text:p>
        </text:list-item>
        <text:list-item>
          <text:p text:style-name="P26"><text:span text:style-name="T2">Le aule devono mettere a disposizione delle </text:span><text:span text:style-name="T27">dotazioni</text:span></text:p>
        </text:list-item>
        <text:list-item>
          <text:p text:style-name="P25"><text:span text:style-name="T3">P</text:span><text:span text:style-name="T2">rocedura di Login</text:span></text:p>
        </text:list-item>
        <text:list-item>
          <text:p text:style-name="P34">L’utente non registrato/loggato può accedere alla sezione con la lista di eventi/appuntamenti, ma non può creare nuovi eventi o modificarli</text:p>
        </text:list-item>
        <text:list-item>
          <text:p text:style-name="P34">Un utente registrato, oltre alle azioni che può svolgere un utente non registrato, può accedere alla propria lista di eventi e crearne di nuovi</text:p>
        </text:list-item>
        <text:list-item>
          <text:p text:style-name="P34">Predisposizione lato server per consentire la creazione di utenti amministratori che possano modificare liberamente utenti, eventi, appuntamenti, aule</text:p>
        </text:list-item>
        <text:list-item>
          <text:p text:style-name="P35">In fase di creazione di un evento, o modifica di uno o più appuntamenti, bisogna tener conto che più utenti potrebbero tentare di prenotare una stessa aula a una stessa data con orari che possono in parte o in totale sovrapporsi. Deve poter essere possibile individuare e risolvere tali conflitti</text:p>
        </text:list-item>
        <text:list-item>
          <text:p text:style-name="P36">La creazione di un evento o una modifica di uno o più appuntamenti deve essere eseguita attraverso una procedura guidata che guidi l’utente nelle varie fasi. Come ultimo step bisogna mostrare un bottone per richiedere il salvataggio sul server e mostrare un messaggio con l’esito. Nel caso in cui si verificassero conflitti, l’utente deve essere informato e deve poter essere condotto, a sua scelta, nella lista degli schedule dell’evento per poter visualizzare gli schedule in conflitto e poterli modificare</text:p>
        </text:list-item>
        <text:list-item>
          <text:p text:style-name="P27"><text:soft-page-break/><text:span text:style-name="T2">La fase di creazione di un evento deve richiedere, </text:span><text:span text:style-name="T31">oltre al nome dell’evento stesso, </text:span><text:span text:style-name="T32">la data</text:span><text:span text:style-name="T31"> e l’orario di quando si svolgerà il primo appuntamento. Deve essere richiesto all’utente con quale periodicità l’evento si dovrà svolgere: una sola volta, giornaliero, settimanale, mensile oppure in specifici giorni della settimana (in quest’ultimo caso, fornire all’utente la possibilità di scegliere tali giorni). Tutti gli appuntamenti si svolgeranno agli stessi orari e nella stessa stanza in cui si svolgerà il primo appuntamento. </text:span><text:span text:style-name="T32">L’evento deve possedere una data di fine oppure dovrà essere fornito il numero di ore in cui si dovrà svolgere.</text:span></text:p>
        </text:list-item>
        <text:list-item>
          <text:p text:style-name="P28"><text:span text:style-name="T31">N</text:span><text:span text:style-name="T2">ella fase di modifica, l’utente </text:span><text:span text:style-name="T33">deve ottenere un form che gli permetta di modificare i dati preesistenti, consentendogli così di fare modifiche parziali. Le modifiche </text:span><text:span text:style-name="T34">dovranno poter essere estese, opzionalmente, a tutti gli eventuali schedule in stato di conflitto, tutti quelli che si svolgono nello stesso giorno della settimana, oppure tutti i successivi schedule. Mentre le modifiche agli orari e alla stanza saranno inseriti nello stesso modo agli schedule che saranno coinvolti dalla modifica, nel caso di modifica alla data, gli schedule coinvolti verranno modificati aggiungendo o sottraendo giorni in base ai giorni di differenza che intercorrono dalla data originale del primo schedule modificato rispetto alla nuova data assegnata a tale schedule. Esempio: se modifico uno schedule posticipandolo di 5 giorni, tutti gli schedule coinvolti nella modifica saranno a loro volta posticipati di 5 giorni</text:span></text:p>
        </text:list-item>
        <text:list-item>
          <text:p text:style-name="P37">Quando il client deve ottenere dati dal server, bisogna tenere conto che ci sarà un tempo che intercorrerà fra la richiesta e la risposta. Il client deve mostrare all’utente un feedback che mostri se il client sta attualmente aspettando o meno i dati dal server, mostrare un messaggio di errore in caso di impossibilità di ottenere i dati. Il client non deve fermarsi al primo errore, bensì ripetere a intervalli la richiesta, e solo se fallisce dopo tanti tentativi, mostrare l’errore.</text:p>
        </text:list-item>
        <text:list-item>
          <text:p text:style-name="P37">In fase di ottenimento di liste di elementi dal server, se la lista ottenuta è vuota, mostrare un messaggio a schermo che lo indichi</text:p>
        </text:list-item>
        <text:list-item>
          <text:p text:style-name="P29"><text:span text:style-name="T2">Le liste di elementi devono poter essere accompagnate da dei filtri per poter filtrare istantaneamente </text:span><text:span text:style-name="T28">gli elementi, mostrando solo quelli che soddisfano i filtri</text:span></text:p>
        </text:list-item>
        <text:list-item>
          <text:p text:style-name="P30"><text:span text:style-name="T2">Gli schedule e gli eventi devono mostrare in verde gli eventi/schedule che non possiedono conflitti, </text:span><text:span text:style-name="T29">altrimenti dovranno essere mostrati in giallo. </text:span><text:span text:style-name="T30">Nel caso di eventi, andranno inseriti dei bottoni che permettano di andare a una pagina che modifichi gli schedule in conflitto</text:span></text:p>
        </text:list-item>
        <text:list-item>
          <text:p text:style-name="P31"><text:span text:style-name="T30">A</text:span><text:span text:style-name="T2">ttraverso un filtro, bisogna poter mostrare solo ed esclusivamente gli eventi/appuntamenti che presentano un conflitto</text:span></text:p>
        </text:list-item>
        <text:list-item>
          <text:p text:style-name="P32"><text:span text:style-name="T2">La Home Page dovrà mostrare inizialmente la timeline del giorno </text:span><text:soft-page-break/><text:span text:style-name="T2">con gli appuntamenti della giornata odierna. L’utente deve però poter modificare la vista facendo mostrare a schermo gli eventi dell’intero mese corrente. Gli eventi/appuntamenti devono essere raggruppate per stanze. L’utente deve poter </text:span><text:span text:style-name="T35">cambiare il giorno/mese del calendario.</text:span></text:p>
        </text:list-item>
        <text:list-item>
          <text:p text:style-name="P33"><text:span text:style-name="T35">L’</text:span><text:span text:style-name="T2">app deve poter essere ben visibile sia </text:span><text:span text:style-name="T36">se la si sta visualizzando con un PC, sia con uno Smartphone</text:span></text:p>
        </text:list-item>
      </text:list>
      <text:p text:style-name="P17"/>
      <text:p text:style-name="P8">Tecnologie utilizzate</text:p>
      <text:p text:style-name="P8"/>
      <text:p text:style-name="P1">Server</text:p>
      <text:p text:style-name="P6"/>
      <text:p text:style-name="P11"><text:span text:style-name="T3">L’</text:span><text:span text:style-name="T2">idea di fondo era utilizzare un framework che permettesse la creazione di REST API, in modo da poter essere sfruttate da Angular per dialogare. Usare NodeJ</text:span><text:span text:style-name="T7">S</text:span><text:span text:style-name="T2"> lato server, consente </text:span><text:span text:style-name="T5">all’applicazione un potenziale di espandibilità molto interess</text:span><text:span text:style-name="T6">ante, data dall’essere ideale per applicazioni in tempo reale: server e client instaurano una connessione e mantengono viva in modo da potersi continuamente scambiarsi dati utilizzando le WebSocket. </text:span></text:p>
      <text:p text:style-name="P11"><text:span text:style-name="T7">Una prima idea è stata puntare su ExpressJS, ma è molto basilare come framework, non è l’ideale per costruire grandi progetti. La seconda idea è stata quella di puntare su SailsJS, ma anche questa è stata scartata </text:span><text:span text:style-name="T8">perché è un framework </text:span><text:span text:style-name="T9">MVC, cioè integra al suo interno API per creare delle View, il che non serve all’interno di questo progetto, visto che il compito di mostrare il sito sarà svolto da Angular, ma soprattutto per l’assenza di API per gestire </text:span><text:span text:style-name="T10">le ACL: Access Control List. Le ACL permettono di assegnare agli utenti dell’applicazione dei permessi sulle API a cui possono accedere e a quelle a cui non è possibile accedere. </text:span></text:p>
      <text:p text:style-name="P11"><text:span text:style-name="T10">Il framework utilizzato per il progetto è Loopback. Sviluppata da StrongLoop, </text:span><text:span text:style-name="T11">una compagnia della IBM, questo framework open source </text:span><text:span text:style-name="T12">si concentra nel costruire </text:span><text:span text:style-name="T13">API Restful e con possibilità di gestire le ACL</text:span><text:span text:style-name="T12">. </text:span><text:span text:style-name="T14">Si basa sul framework Express.</text:span></text:p>
      <text:p text:style-name="P16"><text:span text:style-name="T14">P</text:span><text:span text:style-name="T2">er quanto concerne il database, Loopback consente l’utilizzo di svariate tecnologie grazie </text:span><text:span text:style-name="T37">all’ORM. </text:span><text:span text:style-name="T38">In un primo momento è stato utilizzato MySql, ma a causa di svariati problemi (ad esempio, le colonne indicizzate in UTF8_MB4 avevano un limite massimo di byte di dimensione) </text:span><text:span text:style-name="T39">ho dovuto abbandonarlo.</text:span><text:span text:style-name="T37"> È stato </text:span><text:span text:style-name="T39">invece</text:span><text:span text:style-name="T37"> utilizzato Postegresql, database open source relazionale, </text:span><text:span text:style-name="T39">caratterizzato da</text:span><text:span text:style-name="T37"> affidabilità </text:span><text:span text:style-name="T39">e buona velocità</text:span><text:span text:style-name="T37">.</text:span></text:p>
      <text:p text:style-name="P18"/>
      <text:p text:style-name="P2">Client</text:p>
      <text:p text:style-name="P7"/>
      <text:p text:style-name="P12"><text:span text:style-name="T2">Per ovvie ragioni, è stato utilizzato Angular, nella sua 6° iterazione. Come librerie, sono state usate </text:span><text:span text:style-name="T15">Angular Material, </text:span><text:span text:style-name="T16">JQWidgets, MomentJS </text:span><text:span text:style-name="T17">ed Angular Flex Layout.</text:span></text:p>
      <text:p text:style-name="P13"><text:span text:style-name="T17">A</text:span><text:span text:style-name="T2">ngular Material fornisce comode API per richiamare componenti che forniscano delle interfacce grafiche in stile Material Design.</text:span></text:p>
      <text:p text:style-name="P13"><text:soft-page-break/><text:span text:style-name="T2">JQWidgets è stato utilizzato perché fra i tantissimi widget che si trovano in bundle, oltre che per Angular anche per altri linguaggi/Framework come JavaScript e React, viene fornito jqxScheduler. Questo widget permette di mostrare a schermo un calendario con diverse viste, fra cui la vista mensile e la vista Timeline, permettendo così di mostrare </text:span><text:span text:style-name="T18">gli eventi con i relativi appuntamenti/schedule </text:span><text:span text:style-name="T19">suddividendoli per aule. Il widget è possibile inoltre renderlo responsive.</text:span></text:p>
      <text:p text:style-name="P14"><text:span text:style-name="T19">M</text:span><text:span text:style-name="T2">omentJS </text:span><text:span text:style-name="T20">è una libreria che si occupa della gestione delle date. Nel progetto è stato utilizzato, </text:span><text:span text:style-name="T21">specialmente</text:span><text:span text:style-name="T20"> all’interno dei calendari, </text:span><text:span text:style-name="T21">per mostrare le date e il calendario nel formato italiano.</text:span></text:p>
      <text:p text:style-name="P15"><text:span text:style-name="T2">Angular Flex Layout </text:span><text:span text:style-name="T22">è un modulo Angular che fornisce comode direttive per utilizzare l</text:span><text:span text:style-name="T23">a</text:span><text:span text:style-name="T22"> flexbo</text:span><text:span text:style-name="T24">x</text:span><text:span text:style-name="T23"> </text:span><text:span text:style-name="T24">unito con le mediaQuery</text:span><text:span text:style-name="T23">. </text:span><text:span text:style-name="T24">La flexbox è </text:span><text:span text:style-name="T23">una specifica CSS che si occupa della strutturazione del layout delle pagine web. </text:span><text:span text:style-name="T25">Le </text:span><text:span text:style-name="T24">mediaQuery, </text:span><text:span text:style-name="T26">anch’esse CSS, permettono di modificare il comportamento grafico in base al tipo di schermo con cui viene visualizzata la pagina web. Flexbox e mediaQuery, permettono a Angular Flex Layout di poter gestire il layout della pagina in modo responsive.</text:span></text:p>
      <text:p text:style-name="P19"/>
      <text:p text:style-name="P3"><text:span text:style-name="T40">Approfondimenti sul </text:span><text:span text:style-name="T41">Client</text:span><text:span text:style-name="T26"> </text:span></text:p>
      <text:p text:style-name="P21"/>
      <text:p text:style-name="P22">Sezioni dell’App</text:p>
      <text:p text:style-name="P23"/>
      <text:list xml:id="list1326435943" text:style-name="L2">
        <text:list-item>
          <text:p text:style-name="P41"><text:span text:style-name="T43">Fase di caricamento iniziale: </text:span><text:span text:style-name="T44">prima che l’app sia caricata, il browser mostrerà all’utente uno spinner di caricamento. Quando terminerà il caricamento, verrà richiamato il componente principale: AppComponent</text:span></text:p>
        </text:list-item>
        <text:list-item>
          <text:p text:style-name="P42"><text:span text:style-name="T44">A</text:span><text:span text:style-name="T42">ppComponent: </text:span><text:span text:style-name="T45">il primo componente che viene chiamato in causa. Qui si limita a fungere da intermediario, richiamando </text:span><text:span text:style-name="T46">il componente che si occupa della barra di navigazione e del menù: il NavComponent. All’interno del Nav v</text:span><text:span text:style-name="T47">iene inserita la direttiva RouterOutlet dove verranno visualizzate le varie viste delle componenti, basandosi sull’URL della barra dell’indirizzo e del come è stato configurato il modulo di routing </text:span><text:span text:style-name="T48">AppRoutingModule</text:span></text:p>
        </text:list-item>
        <text:list-item>
          <text:p text:style-name="P43"><text:span text:style-name="T47">N</text:span><text:span text:style-name="T42">avComponent: Mostra la barra di navigazione in alto con il nome dell’app. </text:span><text:span text:style-name="T49">Se l’app viene visualizzata al PC, la barra laterale del menù sarà sempre visibile. Se la visualizzazione avviene da Smartphone, la barra laterale si chiude e compare nella barra di navigazione un pulsante per poter aprire e chiudere il menù laterale. </text:span><text:span text:style-name="T50">Nel caso in cui l’utente non è loggato, viene mostrato nel menù un collegamento alla pagina di Login, altrimenti viene mostrato il collegamento alla pagina degli eventi. In entrambi i casi, il collegamento alla Home, cioè al calendario, sarà sempre visibile</text:span></text:p>
        </text:list-item>
        <text:list-item>
          <text:p text:style-name="P44"><text:span text:style-name="T42">AppRoutingModule: Il modulo si occupa di stabilire, in base all’URL, quale </text:span><text:span text:style-name="T51">componente mostrare</text:span><text:span text:style-name="T42">. </text:span><text:span text:style-name="T51">Nel caso della home page viene mostrato il CalendarComponent, per la pagina di login viene mostrato il LoginComponent</text:span><text:span text:style-name="T52"> e così via. </text:span><text:span text:style-name="T53">Osservare che tutti </text:span><text:soft-page-break/><text:span text:style-name="T53">i link che cominciano con clients, e il login, possiedono un </text:span><text:span text:style-name="T54">Route Guard che si occupa di verificare che l’utente possa effettivamente o meno accedere a quel link. La Route Guard è AuthGuardService</text:span></text:p>
        </text:list-item>
        <text:list-item>
          <text:p text:style-name="P45"><text:span text:style-name="T54">A</text:span><text:span text:style-name="T42">uthGuardService: </text:span><text:span text:style-name="T55">blocca l’utente dal tentativo di accedere a delle URL. L’utente potrà accedere al login solo se non è registrato, </text:span><text:span text:style-name="T56">se l’utente tenta di accedere a una sezione che non gli appartiene da loggato (dipende se la sezione ha uno userId che corrisponde all’id dell’utente loggato) l’accesso gli verrà negato. Se tenta di accedere a una sezione e non è loggato, verrà reindirizzato alla pagina di Login e infine verrà reindirizzato alla pagina a cui stava cercando di andare</text:span></text:p>
        </text:list-item>
        <text:list-item>
          <text:p text:style-name="P46"><text:span text:style-name="T56">L</text:span><text:span text:style-name="T42">oginComponent: mostra all’utente un form da compilare con </text:span><text:span text:style-name="T57">l’email e la password, controllando che i valori inseriti siano corretti. In caso di errori vengono mostrati messaggi a schermo. In assenza di errori, cliccando sul tasto del Login, viene mostrato a schermo uno spinner di caricamento fino a quando il componente non otterrà dal LoginService una risposta. </text:span><text:span text:style-name="T58">In caso positivo, restituisce un messaggio di buona riuscita e avviene un reindirizzamento alla home oppure a un altro indirizzo se l’utente stava cercando di accedere a una zona riservata. </text:span><text:span text:style-name="T59">In caso di errore di dati di accesso viene mostrato un messaggio relativo, altrimenti viene riproposto a schermo l’errore del messaggio.</text:span></text:p>
        </text:list-item>
        <text:list-item>
          <text:p text:style-name="P46"><text:span text:style-name="T60">LoginService: si occupa di inviare/ricevere dati al/dal server</text:span><text:span text:style-name="T59"> </text:span><text:span text:style-name="T60">per tentare un login, </text:span><text:span text:style-name="T61">funzioni per conoscere il proprio id, conoscere lo stato di login e mantenere in memoria a disposizione di tutti l’AccessToken che contiene al suo interno informazioni sull’utente loggato e l’id che permette di eseguire chiamate da utente registrato per poter essere riconosciuto dal server</text:span></text:p>
        </text:list-item>
        <text:list-item>
          <text:p text:style-name="P47"><text:span text:style-name="T61">D</text:span><text:span text:style-name="T42">ialogComponent: </text:span><text:span text:style-name="T62">si occupa di mostrare un contenitore che vada a sovrastare la pagina sottostante. All’interno del contenitore sarà contenuto il messaggio da mostrare e il bottone per uscire. Questo componente viene richiamato dagli altri componenti che di volta in volta ne definiscono il messaggio da mostrare ed eventualmente il messaggio da mostrare nel bottone e cosa eseguire quando il bottone viene premuto</text:span></text:p>
        </text:list-item>
        <text:list-item>
          <text:p text:style-name="P48"><text:span text:style-name="T62">C</text:span><text:span text:style-name="T42">alendarComponent: mostra a schermo un calendario al cui interno vengono mostrati tutti gli schedule che non sono in stato di conflitto. </text:span><text:span text:style-name="T63">Uno schedule è in conflitto se esso, in fase di creazione/modifica, si svolge nello stesso giorno, nella stessa stanza per cui si accavalla in parte a un altro schedule precedentemente creato e che non sia stato marcato in stato di conflitto. Sarà compito del server, in fase di salvataggio, verificare che il nuovo schedule abbia un conflitto e porre il suo stato in conflitto. </text:span><text:span text:style-name="T64">Gli schedule vengono mostrati raggruppati per aule e con colori distinti li uni dagli altri. L’utente può decidere la view da mostrare, se timeline o </text:span><text:soft-page-break/><text:span text:style-name="T64">mensile, e scegliere la data, il giorno o il mese, da mostrare nel calendario. Cliccando sull’icona del calendario e sul pulsante in basso “Oggi” si verrà riportati al giorno/mese odierno. Viene fornito inoltre un riquadro che si occupa di fornire all’utente i filtri per filtrare ulteriormente gli appuntamenti per nome oppure per aula. Nel momento in cui fa una scelta, essa si ripercuoterà nel calendario. Col bottone Reset potrà cancellare tutti i filtri. </text:span><text:span text:style-name="T65">All’interno del componente, sono presenti le configurazioni per il calendario per tradurlo in italiano, come mostrare le aule (indicate come risorse), le viste disponibili all’utente del calendario (possono essere scelte altre)</text:span><text:span text:style-name="T66"> e altro ancora. </text:span><text:span text:style-name="T67">I dati del calendario vengono forniti dal ScheduleService, chiedendo di volta in volta l’intervallo di date a cui gli schedule devono appartenere, in modo da ridurre gli schedule da richiedere al server a quei soli che realmente servono. </text:span><text:span text:style-name="T68">In base agli schedule che vengono ricevuti, vengono applicati i relativi filtri e gli schedule che rimangono verranno inviati al calendario</text:span></text:p>
        </text:list-item>
        <text:list-item>
          <text:p text:style-name="P49"><text:span text:style-name="T64">E</text:span><text:span text:style-name="T42">ventComponent: Visualizzabile solo dagli utenti registrati. Mostra a schermo </text:span><text:span text:style-name="T69">la lista di eventi che sono stati creati dall’utente. </text:span><text:span text:style-name="T78">L’id è ottenuto dall’URL, non dal LoginService. Questo permette una espandibilità futura del progetto: un utente admin potrebbe accedere alla pagina contenente la lista degli eventi dell’utente di uno specifico id attraverso l’URL.</text:span><text:span text:style-name="T69"> Per ogni evento viene mostrato </text:span><text:span text:style-name="T70">una Card di Material Design che mostra il titolo dell’evento, la data di inizio, la data di fine dell’evento </text:span><text:span text:style-name="T71">e vengono mostrati dei bottoni: il bottone che mostra gli appuntamenti ed eventualmente, se l’evento viene bollato come in stato di conflitto, viene mostrato </text:span><text:span text:style-name="T72">un bottone, </text:span><text:span text:style-name="T73">un link per l’esattezza,</text:span><text:span text:style-name="T72"> </text:span><text:span text:style-name="T73">per risolvere i conflitti. </text:span><text:span text:style-name="T90">Il primo link porta a un collegamento allo ScheduleComponent che si occupa di mostrare la lista di schedule dell’evento specifico, mentre il secondo link porta alla pagina di EditScheduleComponent (sarà il componente stesso a capire autonomamente quale sarà lo schedule in conflitto da modificare).</text:span><text:span text:style-name="T73"> Si osservi che gli eventi presentano uno sfondo verde se non sono in stato di conflitto, mentre lo sfondo è giallo se risulta un conflitto. Sopra la lista di eventi è presente il bottone per creare un nuovo evento. </text:span><text:span text:style-name="T74">L’utente può filtrare gli eventi, sfruttando le pipe custom in Angular, per nome dell’evento, intervallo di date con cui l’evento deve iniziare e finire e mostrare solo gli eventi in stato di conflitto. Tutti gli eventi sono ordinati per data di fine in ordine decrescente e, a parità di date di fine, per data di inizio in ordine crescente </text:span><text:span text:style-name="T75">(di questo se ne occupa lo ScheduleService che a sua volta fa svolgere il compito al server). </text:span><text:span text:style-name="T76">Nella fase in cui antecedente in cui il componente fa richiesta al servizio per ottenere i dati dal server e fino a quando non arrivano al componente, verrà mostrato a schermo il </text:span><text:soft-page-break/><text:span text:style-name="T76">LoadingComponent a cui viene passato l’array di eventi</text:span></text:p>
        </text:list-item>
        <text:list-item>
          <text:p text:style-name="P50"><text:span text:style-name="T42">LoadingComponent: ricevendo in input la lista di eventi, ne controlla lo stato. Il componente sarà in grado in autonomia di stabilire cosa mostrare a schermo. Se la lista deve ancora essere caricata, verrà mostrato a schermo uno spinner. Nel caso in cui la lista dovesse risultare vuota </text:span><text:span text:style-name="T77">a fine caricamento</text:span><text:span text:style-name="T42">, il LoadingComponent mostrerà un messaggio di assenza di elementi da mostrare</text:span></text:p>
        </text:list-item>
        <text:list-item>
          <text:p text:style-name="P51"><text:span text:style-name="T42">ScheduleComponent: si occupa di mostrare una lista di </text:span><text:span text:style-name="T85">appuntamenti di uno specifico evento (l’evento selezionato è ottenuto dall’URL). </text:span><text:span text:style-name="T86">Analogamente all’EventComponent, in base allo stato di conflitto dello schedule, lo sfondo di ciascuno di esso assumerà colore verde o giallo. </text:span><text:span text:style-name="T87">Ancora una volta, se ne occuperà lo ScheduleService a richiedere i dati al server e ad affidarne il risultato al componente. Fino a quando non si riceverà una risposta dal server, grazie al LoadingComponent, verrà mostrato lo spinner di caricamento. Se dovesse esserci un errore, verrà segnalato all’utente, </text:span><text:span text:style-name="T88">in caso contrario, verrà mostrata la lista di appuntamenti che l’utente potrà filtrare utilizzando l’apposita sezione, filtrando per intervallo di date e per stato di conflitto, oltre al bottone per il reset</text:span></text:p>
        </text:list-item>
        <text:list-item>
          <text:p text:style-name="P52"><text:span text:style-name="T42">CreateEventComponent: mostra all’utente una procedura guidata sfruttando il MatStepper di Angular Material. Nella prima fase della procedura chiede all’utente </text:span><text:span text:style-name="T79">i dati dell’evento e dell’appuntamento relativo che verrà creato. Viene chiesto inoltre la cadenza con cui si ripeterà l’evento. Se non dovesse </text:span><text:span text:style-name="T80">essere una sola volta, verrà chiesto l’inserimento della data di fine dell’evento oppure il monte orari. Nel caso in cui venisse scelta come cadenza la personalizzata, all’utente verrebbe chiesto di selezionare almeno uno dei giorni della settimana in cui si svolgerà l’evento. L’utente non potrà passare allo step successivo se prima il modulo non risulterà correttamente compilato. </text:span><text:span text:style-name="T81">Una volta che il modulo sarà completo, l’utente potrà passare alla fase di selezione della stanza. L’onere sarà svolto dalla RoomComponent, che riceverà in ingresso gli orari e il giorno in cui si svolgerà il primo appuntamento dell’evento, in modo da mostrare soltanto aule effettivamente disponibili per in quel lasso di tempo. Il componente emette un valore in uscita ogni volta che viene selezionata una stanza. Fino a quando ciò non avviene, non si potrà passare allo step finale. </text:span><text:span text:style-name="T82">È comunque possibile tornare allo step precedente per poter selezionare una data e/o orari diversi per trovare altre aule disponibili. Allo step finale ci sarà un bottone che permetterà di salvare l’evento che si vuole creare. Ancora una volta sarà compito </text:span><text:span text:style-name="T83">dello ScheduleService effettuare il salvataggio nel server. Mentre ciò avviene, viene mostrato </text:span><text:span text:style-name="T84">bloccato il pulsante per salvare, in modo da evitare che l’utente lo prema nuovamente e faccia partire una nuova richiesta di salvataggio. Sfruttando la DialogComponent viene mostrato a schermo l’esito del salvataggio </text:span><text:soft-page-break/><text:span text:style-name="T84">ed eventualmente viene avvisato della presenza di conflitti con l’evento appena creato</text:span></text:p>
        </text:list-item>
        <text:list-item>
          <text:p text:style-name="P53"><text:span text:style-name="T42">EditScheduleComponent: </text:span><text:span text:style-name="T89">fornisce all’utente una procedura guidata per modificare gli schedule. Al primo step viene mostrato lo schedule che si ha intenzione di modificare. </text:span><text:span text:style-name="T90">Il componente, in base all’URL capirà qual’è lo schedule da modificare: o prende l’id dall’URL, oppure prenderà il primo schedule dell’evento che è in stato di conflitto. In entrambi i casi, sarà sempre lo ScheduleService che si occuperà di chiamare il server per ottenere gli schedule. Mentre viene effettuata la richiesta al server, il form viene nascosto e al suo posto mostrato il solito LoadingComponent. Qualora venisse preso con successo lo schedule, il form per le modifiche otterrà i dati dello schedule. </text:span><text:span text:style-name="T94">I dati che possono essere modificati sono </text:span><text:span text:style-name="T95">l’ora di inizio e fine, la data dell’appuntamento. Viene poi chiesto all’utente quali saranno li appuntamenti a essere coinvolti: solo lo schedule corrente, tutti quelli che sono in stato di conflitto, tutti che si verificano nello stesso giorno della settimana dello schedule corrente, o tutti gli schedule successivi all’appuntamento.</text:span><text:span text:style-name="T90"> Una volta che l’utente </text:span><text:span text:style-name="T91">avrà effettuato le modifiche, verificando che i campi siano corretti pena la comparsa di messaggi di errori e impossibilità di proseguire fino a loro correzione, </text:span><text:span text:style-name="T92">arriverà nella sezione della prenotazione delle aule, anche stavolta gestita dal componente RoomComponent, passandogli in ingresso </text:span><text:span text:style-name="T93">la data dello schedule, ora di inizio e fine, l’id dello schedule e l’id della stanza (queste ultime due informazioni permettono al componente di poter verificare se la stanza che precedentemente si è tentato di prenotare possa essere prenotata con queste modifiche). In output verrà sempre restituita la scelta dell’aula fatta dall’utente e si potrà proseguire solo se la stanza è stata scelta. Nello step finale si fornirà all’utente il bottone per salvare le modifiche allo schedule. Quando si clicca sul bottone, si affiderà allo ScheduleService il compito di chiamare il server per inviare le modifiche e ricevere lo schedule modificato con lo stato sul conflitto sia dello schedule appena modificato che degli eventuali altri schedule che sono stati coinvolti nella modifica. </text:span><text:span text:style-name="T96">Verrà infine mostrato a schermo attraverso la Dialog Component il risultato dell’aggiornamento, cioè se è avvenuto con o senza la presenza di conflitti</text:span></text:p>
        </text:list-item>
        <text:list-item>
          <text:p text:style-name="P54"><text:span text:style-name="T93">R</text:span><text:span text:style-name="T42">oomComponent: </text:span><text:span text:style-name="T97">Si occupa di mostrare all’utente la lista di stanze disponibili per una specifica date e per l’intervallo di ore ricevuti in input. In output al componente che lo ha richiamato restituirà la stanza che ha scelto l’utente. Nel caso in cui venga passato in ingresso anche l’id dello schedule e </text:span><text:span text:style-name="T98">l’id della stanza attualmente scelta(si consideri che l’utente potrebbe scegliere di prenotare una stanza, cambiare l’idea tornando allo step per modificare ora o data dello schedule e proseguire nuovamente allo step della stanza da scegliere e </text:span><text:soft-page-break/><text:span text:style-name="T98">verrà mantenuta, se possibile la stanza scelta poco prima). </text:span><text:span text:style-name="T99">Dallo ScheduleService viene quindi ottenuta la lista di stanze libere in base a tali input, che a sua volta la richiede al server, e vengono mostrati all’utente, il quale potrà filtrarli in base al nome della stanza e alle dotazioni della stanza. Per ogni stanza ottenuta verranno mostrate le dotazioni che possiede e </text:span><text:span text:style-name="T100">un bottone per poterne selezionare una. Solo una potrà essere prenotata e se si riclicca su una stanza marcata come prenotata, tale prenotazione verrà rimossa. Una volta fatta la scelta, verrà inviata in output al componente che lo ha chiamato</text:span></text:p>
        </text:list-item>
        <text:list-item>
          <text:p text:style-name="P55"><text:span text:style-name="T42">ScheduleService: </text:span><text:span text:style-name="T101">Fornisce le funzioni utilizzate dalla maggioranza dei componenti per ottenere dati di schedule ed eventi dal server al componente e in certe situazioni anche il viceversa. </text:span><text:span text:style-name="T102">Molte delle chiamate sono fatte in modo da poter </text:span><text:span text:style-name="T103">essere ripetute più volte in caso di errore. Se l’errore è del tipo che una certa istanza non esiste, viene restituito al posto dell’errore l’elemento nullo. In caso di altri errori, la chiamata viene ripetuta altre 10 volte. In caso di ulteriore fallimento, ci si limita a restituire il messaggio di errore generico al componente</text:span></text:p>
        </text:list-item>
      </text:list>
      <text:p text:style-name="P38"/>
      <text:p text:style-name="P24">Possibilità di espansioni:</text:p>
      <text:p text:style-name="P24"/>
      <text:list xml:id="list426710199" text:style-name="L3">
        <text:list-item>
          <text:p text:style-name="P39">Il calendario potrebbe non limitarsi a mostrare gli appuntamenti, ma permettere, in base al blocco orario su cui si clicca quando viene mostrata la timeline, di passare alla pagina di creazione di un nuovo evento con orario di inizio e data preimpostati</text:p>
        </text:list-item>
        <text:list-item>
          <text:p text:style-name="P39">Possibilità di mostrare nel calendario solo gli eventi di propria appartenenza e i bottoni per scaricare in vari formati gli appuntamenti (si consideri che quest’ultima funzione la consente già il jqxScheduler)</text:p>
        </text:list-item>
        <text:list-item>
          <text:p text:style-name="P39">Sempre nel calendario, cliccando su di un evento mostrare i dettagli dell’evento, non limitarsi al nome dello stesso</text:p>
        </text:list-item>
        <text:list-item>
          <text:p text:style-name="P39">Mostrare nel calendario e in altre zone dell’app il nome dell’edificio di appartenenza dell’aula</text:p>
        </text:list-item>
        <text:list-item>
          <text:p text:style-name="P40">Mostrare nel calendario l’organizzatore dell’evento</text:p>
        </text:list-item>
        <text:list-item>
          <text:p text:style-name="P40">Filtrare per organizzatore gli eventi del calendario</text:p>
        </text:list-item>
        <text:list-item>
          <text:p text:style-name="P39">Creare la sezione di registrazione dell’utente. Lato server le API esistono già</text:p>
        </text:list-item>
        <text:list-item>
          <text:p text:style-name="P39">Aggiungere la possibilità di modificare il nome degli eventi</text:p>
        </text:list-item>
        <text:list-item>
          <text:p text:style-name="P39">Aggiungere la possibilità di creare nuovi schedule. API RESTful disponibili</text:p>
        </text:list-item>
        <text:list-item>
          <text:p text:style-name="P39"><text:soft-page-break/>Possibilità di eliminare sia gli eventi che gli schedule. Tecnicamente anche qui le API ci sono, bisogna solo aggiornare la data di fine dell’evento nell’eventualità che lo schedule eliminato sia proprio l’ultimo o la data di inizio dell’evento nell’eventualità che lo schedula iniziale sia eliminato</text:p>
        </text:list-item>
        <text:list-item>
          <text:p text:style-name="P39">Possibilità all’amministratore di aggiungere/modificare/cancellare eventi, schedule, aule, edifici e utenti</text:p>
        </text:list-item>
        <text:list-item>
          <text:p text:style-name="P39">Aggiungere PayPal e richiedere pagamenti per affittare un’aula, assegnando a ogni aula un prezzo orario e in base alle ore di utilizzo dello stesso dare all’utente il resoconto finale del prezzo da pag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8T21:53:39.319976723</dc:date>
    <meta:editing-duration>PT15M39S</meta:editing-duration>
    <meta:editing-cycles>7</meta:editing-cycles>
    <meta:generator>LibreOffice/5.4.7.2$Linux_X86_64 LibreOffice_project/40m0$Build-2</meta:generator>
    <meta:document-statistic meta:table-count="0" meta:image-count="0" meta:object-count="0" meta:page-count="10" meta:paragraph-count="67" meta:word-count="3809" meta:character-count="24511" meta:non-whitespace-character-count="20814"/>
  </office:meta>
</office:document-meta>
</file>